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Filled_20_White">
      <style:graphic-properties loext:decorative="false"/>
    </style:style>
    <style:style style:name="gr2" style:family="graphic">
      <style:graphic-properties style:protect="size" loext:decorative="false"/>
    </style:style>
    <style:style style:name="pr1" style:family="presentation" style:parent-style-name="Yellow_20_Idea-title">
      <style:graphic-properties fo:min-height="0cm" loext:decorative="false"/>
      <style:paragraph-properties style:writing-mode="lr-tb"/>
    </style:style>
    <style:style style:name="pr2" style:family="presentation" style:parent-style-name="Yellow_20_Idea-subtitle">
      <style:graphic-properties draw:fill-color="#ffffff" fo:min-height="0cm" loext:decorative="false"/>
      <style:paragraph-properties style:writing-mode="lr-tb"/>
    </style:style>
    <style:style style:name="pr3" style:family="presentation" style:parent-style-name="Yellow_20_Idea-notes">
      <style:graphic-properties draw:fill-color="#ffffff" draw:auto-grow-height="false" fo:min-height="0.101cm" loext:decorative="false"/>
      <style:paragraph-properties style:writing-mode="lr-tb"/>
    </style:style>
    <style:style style:name="pr4" style:family="presentation" style:parent-style-name="Article2-title">
      <style:graphic-properties fo:min-height="0cm" loext:decorative="false"/>
      <style:paragraph-properties style:writing-mode="lr-tb"/>
    </style:style>
    <style:style style:name="pr5" style:family="presentation" style:parent-style-name="Article2-subtitle">
      <style:graphic-properties draw:fill-color="#ffffff" fo:min-height="0cm" loext:decorative="false"/>
      <style:paragraph-properties style:writing-mode="lr-tb"/>
    </style:style>
    <style:style style:name="pr6" style:family="presentation" style:parent-style-name="Article2-outline1">
      <style:graphic-properties fo:min-height="0cm" loext:decorative="false"/>
      <style:paragraph-properties style:writing-mode="lr-tb"/>
    </style:style>
    <style:style style:name="pr7" style:family="presentation" style:parent-style-name="Article2-notes">
      <style:graphic-properties draw:fill-color="#ffffff" draw:auto-grow-height="false" fo:min-height="0.101cm" loext:decorative="false"/>
      <style:paragraph-properties style:writing-mode="lr-tb"/>
    </style:style>
    <style:style style:name="pr8" style:family="presentation" style:parent-style-name="Description-title">
      <style:graphic-properties fo:min-height="0cm" loext:decorative="false"/>
      <style:paragraph-properties style:writing-mode="lr-tb"/>
    </style:style>
    <style:style style:name="pr9" style:family="presentation" style:parent-style-name="Description-outline1">
      <style:graphic-properties fo:min-height="0cm" loext:decorative="false"/>
      <style:paragraph-properties style:writing-mode="lr-tb"/>
    </style:style>
    <style:style style:name="pr10" style:family="presentation" style:parent-style-name="Description-notes">
      <style:graphic-properties draw:fill-color="#ffffff" draw:auto-grow-height="false" fo:min-height="0.101cm" loext:decorative="false"/>
      <style:paragraph-properties style:writing-mode="lr-tb"/>
    </style:style>
    <style:style style:name="pr11" style:family="presentation" style:parent-style-name="Contents-title">
      <style:graphic-properties fo:min-height="0cm" loext:decorative="false"/>
      <style:paragraph-properties style:writing-mode="lr-tb"/>
    </style:style>
    <style:style style:name="pr12" style:family="presentation" style:parent-style-name="Contents-outline1">
      <style:graphic-properties fo:min-height="0cm" loext:decorative="false"/>
      <style:paragraph-properties style:writing-mode="lr-tb"/>
    </style:style>
    <style:style style:name="pr13" style:family="presentation" style:parent-style-name="Contents-notes">
      <style:graphic-properties draw:fill-color="#ffffff" draw:auto-grow-height="false" fo:min-height="0.101cm" loext:decorative="false"/>
      <style:paragraph-properties style:writing-mode="lr-tb"/>
    </style:style>
    <style:style style:name="pr14" style:family="presentation" style:parent-style-name="Article1-title">
      <style:graphic-properties fo:min-height="0cm" loext:decorative="false"/>
      <style:paragraph-properties style:writing-mode="lr-tb"/>
    </style:style>
    <style:style style:name="pr15" style:family="presentation" style:parent-style-name="Article1-outline1">
      <style:graphic-properties fo:min-height="0cm" loext:decorative="false"/>
      <style:paragraph-properties style:writing-mode="lr-tb"/>
    </style:style>
    <style:style style:name="pr16" style:family="presentation" style:parent-style-name="Article1-notes">
      <style:graphic-properties draw:fill-color="#ffffff" draw:auto-grow-height="false" fo:min-height="0.101cm" loext:decorative="false"/>
      <style:paragraph-properties style:writing-mode="lr-tb"/>
    </style:style>
    <style:style style:name="pr17" style:family="presentation" style:parent-style-name="Description_5f_-title">
      <style:graphic-properties fo:min-height="0cm" loext:decorative="false"/>
      <style:paragraph-properties style:writing-mode="lr-tb"/>
    </style:style>
    <style:style style:name="pr18" style:family="presentation" style:parent-style-name="Description_5f_-outline1">
      <style:graphic-properties fo:min-height="0cm" loext:decorative="false"/>
      <style:paragraph-properties style:writing-mode="lr-tb"/>
    </style:style>
    <style:style style:name="pr19" style:family="presentation" style:parent-style-name="Description_5f_-notes">
      <style:graphic-properties draw:fill-color="#ffffff" draw:auto-grow-height="false" fo:min-height="0.101cm" loext:decorative="false"/>
      <style:paragraph-properties style:writing-mode="lr-tb"/>
    </style:style>
    <style:style style:name="pr20" style:family="presentation" style:parent-style-name="End-title">
      <style:graphic-properties fo:min-height="0cm" loext:decorative="false"/>
      <style:paragraph-properties style:writing-mode="lr-tb"/>
    </style:style>
    <style:style style:name="pr21" style:family="presentation" style:parent-style-name="End-subtitle">
      <style:graphic-properties draw:fill-color="#ffffff" fo:min-height="9.223cm" loext:decorative="false"/>
      <style:paragraph-properties style:writing-mode="lr-tb"/>
    </style:style>
    <style:style style:name="pr22" style:family="presentation" style:parent-style-name="End-notes">
      <style:graphic-properties draw:fill-color="#ffffff" draw:auto-grow-height="false" fo:min-height="0.101cm" loext:decorative="false"/>
      <style:paragraph-properties style:writing-mode="lr-tb"/>
    </style:style>
    <style:style style:name="P1" style:family="paragraph">
      <loext:graphic-properties draw:fill-color="#ffffff"/>
    </style:style>
    <style:style style:name="P2" style:family="paragraph">
      <loext:graphic-properties draw:fill-color="#ffffff"/>
      <style:text-properties fo:font-size="22pt"/>
    </style:style>
    <style:style style:name="P3" style:family="paragraph">
      <style:paragraph-properties fo:margin-top="0.5cm" fo:margin-bottom="0cm"/>
    </style:style>
    <style:style style:name="P4" style:family="paragraph">
      <style:paragraph-properties fo:margin-top="0.42cm" fo:margin-bottom="0.35cm"/>
    </style:style>
    <style:style style:name="T1" style:family="text">
      <style:text-properties fo:font-size="22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Yellow_20_Idea" presentation:presentation-page-layout-name="AL1T0">
        <draw:polygon draw:style-name="gr1" draw:layer="layout" svg:width="14cm" svg:height="3cm" svg:x="12cm" svg:y="8cm" svg:viewBox="0 0 14001 3001" draw:points="7001,3001 12388,3001 12555,2994 12714,2968 12866,2931 13018,2883 13154,2821 13291,2743 13413,2659 13530,2563 13633,2452 13724,2342 13807,2217 13876,2084 13929,1944 13967,1801 13993,1653 14001,1499 14001,1499 13993,1344 13967,1197 13929,1057 13876,913 13807,784 13724,659 13633,549 13530,438 13413,342 13291,258 13154,180 13018,118 12866,70 12714,33 12555,7 12388,0 1617,0 1454,7 1291,33 1135,70 987,118 847,180 710,258 588,342 471,438 368,549 277,659 194,784 125,913 72,1057 34,1197 8,1344 0,1499 0,1499 8,1653 34,1801 72,1944 125,2084 194,2217 277,2342 368,2452 471,2563 588,2659 710,2743 847,2821 987,2883 1135,2931 1291,2968 1454,2994 1617,3001">
          <text:p/>
        </draw:polygon>
        <draw:frame presentation:style-name="pr1" draw:layer="layout" svg:width="14cm" svg:height="2.5cm" svg:x="12cm" svg:y="5cm" presentation:class="title">
          <draw:text-box>
            <text:p>AI Internet-Meritocracy</text:p>
          </draw:text-box>
        </draw:frame>
        <draw:frame presentation:style-name="pr2" draw:text-style-name="P1" draw:layer="layout" svg:width="14cm" svg:height="3cm" svg:x="12cm" svg:y="8cm" presentation:class="subtitle">
          <draw:text-box>
            <text:p>AIIM</text:p>
          </draw:text-box>
        </draw:frame>
        <presentation:notes draw:style-name="dp2">
          <draw:page-thumbnail draw:style-name="gr2"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Article2" presentation:presentation-page-layout-name="AL2T1">
        <draw:frame presentation:style-name="pr4" draw:layer="layout" svg:width="25.2cm" svg:height="2.629cm" svg:x="1.4cm" svg:y="1.6cm" presentation:class="title">
          <draw:text-box>
            <text:p>The Problem</text:p>
          </draw:text-box>
        </draw:frame>
        <draw:frame presentation:style-name="pr5" draw:text-style-name="P2" draw:layer="layout" svg:width="9.2cm" svg:height="1.34cm" svg:x="2.25cm" svg:y="0.3cm" presentation:class="subtitle">
          <draw:text-box>
            <text:p><text:span text:style-name="T1">Traditional methods</text:span></text:p>
          </draw:text-box>
        </draw:frame>
        <draw:frame presentation:style-name="pr6" draw:layer="layout" svg:width="25.2cm" svg:height="9.9cm" svg:x="1.4cm" svg:y="4.6cm" presentation:class="outline">
          <draw:text-box>
            <text:list text:style-name="L3">
              <text:list-item>
                <text:p>Some <text:span text:style-name="T2">scientific discoveries</text:span> don’t receive <text:span text:style-name="T2">publicity</text:span>. It causes world economy <text:span text:style-name="T2">lag by several times</text:span>. The same is with <text:span text:style-name="T2">FOSS</text:span>.</text:p>
              </text:list-item>
              <text:list-item>
                <text:p>The <text:span text:style-name="T2">traditional methods of funding</text:span> are too bureaucratized (e.g. <text:span text:style-name="T2">only</text:span><text:span text:style-name="T3"> for </text:span><text:span text:style-name="T2">PhDs</text:span>) and involve too much work.</text:p>
              </text:list-item>
            </text:list>
          </draw:text-box>
        </draw:frame>
        <presentation:notes draw:style-name="dp2">
          <draw:page-thumbnail draw:style-name="gr2" draw:layer="layout" svg:width="17cm" svg:height="9.56cm" svg:x="2cm" svg:y="2.5cm" draw:page-number="2" presentation:class="page"/>
          <draw:frame presentation:style-name="pr7" draw:text-style-name="P1" draw:layer="layout" svg:width="17cm" svg:height="14cm" svg:x="2cm" svg:y="13cm" presentation:class="notes" presentation:placeholder="true">
            <draw:text-box/>
          </draw:frame>
        </presentation:notes>
      </draw:page>
      <draw:page draw:name="page3" draw:style-name="dp1" draw:master-page-name="Description" presentation:presentation-page-layout-name="AL2T1">
        <draw:frame presentation:style-name="pr8" draw:layer="layout" svg:width="25.2cm" svg:height="2.629cm" svg:x="1.4cm" svg:y="0.628cm" presentation:class="title">
          <draw:text-box>
            <text:p>The Solution</text:p>
          </draw:text-box>
        </draw:frame>
        <draw:frame presentation:style-name="pr9" draw:layer="layout" svg:width="18.5cm" svg:height="4.3cm" svg:x="6cm" svg:y="4.7cm" presentation:class="outline">
          <draw:text-box>
            <text:p>My app asks AI, which portion of the global GDP a user deserves and gives him this share of funds.</text:p>
            <text:p>Later also create new occupation – science marketers.</text:p>
            <text:p/>
            <text:p/>
            <text:p/>
            <text:p/>
          </draw:text-box>
        </draw:frame>
        <presentation:notes draw:style-name="dp2">
          <draw:page-thumbnail draw:style-name="gr2" draw:layer="layout" svg:width="17cm" svg:height="9.56cm" svg:x="2cm" svg:y="2.5cm" draw:page-number="3" presentation:class="page"/>
          <draw:frame presentation:style-name="pr10" draw:text-style-name="P1" draw:layer="layout" svg:width="17cm" svg:height="14cm" svg:x="2cm" svg:y="13cm" presentation:class="notes" presentation:placeholder="true">
            <draw:text-box/>
          </draw:frame>
        </presentation:notes>
      </draw:page>
      <draw:page draw:name="page4" draw:style-name="dp1" draw:master-page-name="Contents" presentation:presentation-page-layout-name="AL3T19">
        <draw:frame presentation:style-name="pr11" draw:layer="layout" svg:width="12cm" svg:height="5.7cm" svg:x="14.7cm" svg:y="0.628cm" presentation:class="title">
          <draw:text-box>
            <text:p>Roadmap</text:p>
          </draw:text-box>
        </draw:frame>
        <draw:frame presentation:style-name="pr12" draw:layer="layout" svg:width="10.1cm" svg:height="3.7cm" svg:x="4.6cm" svg:y="2cm" presentation:class="outline">
          <draw:text-box>
            <text:list text:style-name="L3">
              <text:list-item>
                <text:p>Node.js app is ready (except of security review – <text:span text:style-name="T2">a few days</text:span>).</text:p>
              </text:list-item>
            </text:list>
          </draw:text-box>
        </draw:frame>
        <draw:frame presentation:style-name="pr12" draw:layer="layout" svg:width="10.1cm" svg:height="3.7cm" svg:x="4.6cm" svg:y="6.55cm" presentation:class="outline">
          <draw:text-box>
            <text:list text:style-name="L3">
              <text:list-item>
                <text:p>Rewrite it as fully on-chain ICP app <text:span text:style-name="T2">(1-4 </text:span><text:span text:style-name="T2">months)</text:span>.</text:p>
              </text:list-item>
            </text:list>
          </draw:text-box>
        </draw:frame>
        <draw:frame presentation:style-name="pr12" draw:layer="layout" svg:width="8.2cm" svg:height="3.7cm" svg:x="18.5cm" svg:y="6.55cm" presentation:class="outline">
          <draw:text-box>
            <text:list text:style-name="L3">
              <text:list-item>
                <text:p>Support ERC-20 tokens, etc. <text:span text:style-name="T2">(a few days)</text:span></text:p>
              </text:list-item>
            </text:list>
          </draw:text-box>
        </draw:frame>
        <draw:frame presentation:style-name="pr12" draw:layer="layout" svg:width="8.2cm" svg:height="3.7cm" svg:x="18.5cm" svg:y="11.28cm" presentation:class="outline">
          <draw:text-box>
            <text:list text:style-name="L3">
              <text:list-item>
                <text:p>Publicity + misc (ongoing).</text:p>
              </text:list-item>
            </text:list>
          </draw:text-box>
        </draw:frame>
        <presentation:notes draw:style-name="dp2">
          <draw:page-thumbnail draw:style-name="gr2" draw:layer="layout" svg:width="17cm" svg:height="9.56cm" svg:x="2cm" svg:y="2.5cm" draw:page-number="4" presentation:class="page"/>
          <draw:frame presentation:style-name="pr13" draw:text-style-name="P1" draw:layer="layout" svg:width="17cm" svg:height="14cm" svg:x="2cm" svg:y="13cm" presentation:class="notes" presentation:placeholder="true">
            <draw:text-box/>
          </draw:frame>
        </presentation:notes>
      </draw:page>
      <draw:page draw:name="page5" draw:style-name="dp1" draw:master-page-name="Article1" presentation:presentation-page-layout-name="AL2T1">
        <draw:frame presentation:style-name="pr14" draw:layer="layout" svg:width="25.2cm" svg:height="2.7cm" svg:x="1.4cm" svg:y="1.5cm" presentation:class="title">
          <draw:text-box>
            <text:p>Implementation</text:p>
          </draw:text-box>
        </draw:frame>
        <draw:frame presentation:style-name="pr15" draw:layer="layout" svg:width="23.6cm" svg:height="10cm" svg:x="2.2cm" svg:y="4.2cm" presentation:class="outline">
          <draw:text-box>
            <text:list text:style-name="L3">
              <text:list-item>
                <text:p>Node.js (ready, but no secruity review yet), rewrite in ICP/Motoko.</text:p>
              </text:list-item>
              <text:list-item>
                <text:p text:style-name="P3">Support OpenAI batches (ready, but not debugged).</text:p>
              </text:list-item>
              <text:list-item>
                <text:p>Query OpenAI accordingly a graph of dependencies in DB (now SQL; when will be fully on-chain, ZenDB).</text:p>
              </text:list-item>
            </text:list>
          </draw:text-box>
        </draw:frame>
        <presentation:notes draw:style-name="dp2">
          <draw:page-thumbnail draw:style-name="gr2" draw:layer="layout" svg:width="17cm" svg:height="9.56cm" svg:x="2cm" svg:y="2.5cm" draw:page-number="5" presentation:class="page"/>
          <draw:frame presentation:style-name="pr16" draw:text-style-name="P1" draw:layer="layout" svg:width="17cm" svg:height="14cm" svg:x="2cm" svg:y="13cm" presentation:class="notes" presentation:placeholder="true">
            <draw:text-box/>
          </draw:frame>
        </presentation:notes>
      </draw:page>
      <draw:page draw:name="page6" draw:style-name="dp1" draw:master-page-name="Description_5f_" presentation:presentation-page-layout-name="AL2T1">
        <draw:frame presentation:style-name="pr17" draw:layer="layout" svg:width="25.2cm" svg:height="2.629cm" svg:x="1.4cm" svg:y="0.628cm" presentation:class="title">
          <draw:text-box>
            <text:p>Market Size</text:p>
          </draw:text-box>
        </draw:frame>
        <draw:frame presentation:style-name="pr18" draw:layer="layout" svg:width="18.5cm" svg:height="4.3cm" svg:x="6cm" svg:y="4.7cm" presentation:class="outline">
          <draw:text-box>
            <text:p>I think, nothing prevent this project to become greater than Gitcoin and Giveth combined.</text:p>
            <text:p text:style-name="P4"><text:span text:style-name="T4">In the US, total charitable giving reached $592.50 billion in 2024,</text:span></text:p>
            <text:p/>
            <text:p/>
            <text:p/>
          </draw:text-box>
        </draw:frame>
        <presentation:notes draw:style-name="dp2">
          <draw:page-thumbnail draw:style-name="gr2" draw:layer="layout" svg:width="17cm" svg:height="9.56cm" svg:x="2cm" svg:y="2.5cm" draw:page-number="6" presentation:class="page"/>
          <draw:frame presentation:style-name="pr19" draw:text-style-name="P1" draw:layer="layout" svg:width="17cm" svg:height="14cm" svg:x="2cm" svg:y="13cm" presentation:class="notes" presentation:placeholder="true">
            <draw:text-box/>
          </draw:frame>
        </presentation:notes>
      </draw:page>
      <draw:page draw:name="page7" draw:style-name="dp1" draw:master-page-name="End" presentation:presentation-page-layout-name="AL2T1">
        <draw:frame presentation:style-name="pr20" draw:layer="layout" svg:width="14cm" svg:height="2.5cm" svg:x="12cm" svg:y="2cm" presentation:class="title" presentation:user-transformed="true">
          <draw:text-box>
            <text:p>Victor Porton, porton@vporton.name</text:p>
          </draw:text-box>
        </draw:frame>
        <draw:frame presentation:style-name="pr21" draw:text-style-name="P1" draw:layer="layout" svg:width="14cm" svg:height="9.223cm" svg:x="12cm" svg:y="5.277cm" presentation:class="subtitle" presentation:user-transformed="true">
          <draw:text-box>
            <text:p>The mathematician who <text:span text:style-name="T2">discovered</text:span> ordered semigroup actions and <text:span text:style-name="T2">discontinuous analysis</text:span>, <text:span text:style-name="T2">winner</text:span> of multiple blockhain <text:span text:style-name="T2">hackathons</text:span>.</text:p>
          </draw:text-box>
        </draw:frame>
        <presentation:notes draw:style-name="dp2">
          <draw:page-thumbnail draw:style-name="gr2" draw:layer="layout" svg:width="17cm" svg:height="9.56cm" svg:x="2cm" svg:y="2.5cm" draw:page-number="7" presentation:class="page"/>
          <draw:frame presentation:style-name="pr22"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n" fo:country="IL" style:font-name-asian="Noto Sans CJK SC1"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paragraph-properties fo:text-align="center"/>
      <style:text-properties fo:font-size="18pt"/>
    </style:style>
    <style:style style:name="Shapes" style:family="graphic" style:parent-style-name="Graphic">
      <style:graphic-properties draw:stroke="none" draw:fill="gradient" draw:fill-gradient-name="Shapes" draw:textarea-vertical-align="middle"/>
      <style:text-properties fo:font-size="14pt" fo:font-weight="bold"/>
    </style:style>
    <style:style style:name="Filled" style:family="graphic" style:parent-style-name="Shapes">
      <style:graphic-properties draw:stroke="none" svg:stroke-color="#000000" draw:fill="solid" draw:fill-color="#000000"/>
    </style:style>
    <style:style style:name="Filled_20_Blue" style:display-name="Filled Blue" style:family="graphic" style:parent-style-name="Filled">
      <style:graphic-properties draw:stroke="none" draw:fill="gradient" draw:fill-gradient-name="Filled_20_Blue"/>
      <style:text-properties fo:color="#ffffff" loext:opacity="100%"/>
    </style:style>
    <style:style style:name="Filled_20_Green" style:display-name="Filled Green" style:family="graphic" style:parent-style-name="Filled">
      <style:graphic-properties draw:stroke="none" draw:fill="gradient" draw:fill-gradient-name="Filled_20_Green"/>
      <style:text-properties fo:color="#ffffff" loext:opacity="100%"/>
    </style:style>
    <style:style style:name="Filled_20_Red" style:display-name="Filled Red" style:family="graphic" style:parent-style-name="Filled">
      <style:graphic-properties draw:stroke="none" draw:fill="gradient" draw:fill-gradient-name="Filled_20_Red"/>
      <style:text-properties fo:color="#ffffff" loext:opacity="100%"/>
    </style:style>
    <style:style style:name="Filled_20_Yellow" style:display-name="Filled Yellow" style:family="graphic" style:parent-style-name="Filled">
      <style:graphic-properties draw:fill="solid" draw:fill-color="#f2c02c"/>
      <style:text-properties fo:color="#ffffff" loext:opacity="100%"/>
    </style:style>
    <style:style style:name="Outlined" style:family="graphic" style:parent-style-name="Shapes">
      <style:graphic-properties draw:stroke="solid" svg:stroke-width="0.15cm" svg:stroke-color="#000000" draw:stroke-linejoin="round" svg:stroke-linecap="round" draw:fill="none"/>
    </style:style>
    <style:style style:name="Outlined_20_Blue" style:display-name="Outlined Blue" style:family="graphic" style:parent-style-name="Outlined">
      <style:graphic-properties draw:stroke="solid" svg:stroke-width="0.081cm" svg:stroke-color="#355269"/>
      <style:text-properties fo:color="#355269" loext:opacity="100%"/>
    </style:style>
    <style:style style:name="Outlined_20_Green" style:display-name="Outlined Green" style:family="graphic" style:parent-style-name="Outlined">
      <style:graphic-properties draw:stroke="solid" svg:stroke-width="0.081cm" svg:stroke-color="#127622"/>
      <style:text-properties fo:color="#127622" loext:opacity="100%"/>
    </style:style>
    <style:style style:name="Outlined_20_Red" style:display-name="Outlined Red" style:family="graphic" style:parent-style-name="Outlined">
      <style:graphic-properties draw:stroke="solid" svg:stroke-width="0.081cm" svg:stroke-color="#c9211e"/>
      <style:text-properties fo:color="#c9211e" loext:opacity="100%"/>
    </style:style>
    <style:style style:name="Outlined_20_Yellow" style:display-name="Outlined Yellow" style:family="graphic" style:parent-style-name="Outlined">
      <style:graphic-properties draw:stroke="solid" svg:stroke-width="0.15cm" svg:stroke-color="#f2c02c" draw:stroke-linejoin="round" svg:stroke-linecap="round" draw:fill="none"/>
      <style:text-properties fo:color="#f2c02c"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Filled_20_White" style:display-name="Filled White" style:family="graphic" style:parent-style-name="Filled">
      <style:graphic-properties draw:fill="solid" draw:fill-color="#ffffff"/>
      <style:text-properties fo:color="#000000" loext:opacity="100%"/>
    </style:style>
    <style:style style:name="Outlined_20_Thick" style:display-name="Outlined Thick" style:family="graphic" style:parent-style-name="Outlined">
      <style:graphic-properties draw:stroke="solid" svg:stroke-width="0.22cm" svg:stroke-color="#000000" draw:stroke-linejoin="round" svg:stroke-linecap="round" draw:fill="none"/>
    </style:style>
    <style:style style:name="Outlined_20_Thin" style:display-name="Outlined Thin" style:family="graphic" style:parent-style-name="Outlined">
      <style:graphic-properties draw:stroke="solid" svg:stroke-width="0.08cm" svg:stroke-color="#000000" draw:stroke-linejoin="round" svg:stroke-linecap="round" draw:fill="none"/>
    </style:style>
    <style:style style:name="Outlined_20_White" style:display-name="Outlined White" style:family="graphic" style:parent-style-name="Outlined">
      <style:graphic-properties draw:stroke="solid" svg:stroke-width="0.15cm" svg:stroke-color="#ffffff"/>
      <style:text-properties fo:color="#ffffff" loext:opacity="100%"/>
    </style:style>
    <style:style style:name="Outlined_20_White_20_Thick" style:display-name="Outlined White Thick" style:family="graphic" style:parent-style-name="Outlined_20_White">
      <style:graphic-properties svg:stroke-width="0.22cm"/>
    </style:style>
    <style:style style:name="Outlined_20_White_20_Thin" style:display-name="Outlined White Thin" style:family="graphic" style:parent-style-name="Outlined_20_White">
      <style:graphic-properties svg:stroke-width="0.08cm"/>
    </style:style>
    <style:style style:name="Outlined_20_Yellow_20_Thick" style:display-name="Outlined Yellow Thick" style:family="graphic" style:parent-style-name="Outlined_20_Yellow">
      <style:graphic-properties draw:stroke="solid" svg:stroke-width="0.22cm" svg:stroke-color="#f2c02c" draw:stroke-linejoin="round" svg:stroke-linecap="round" draw:fill="none"/>
      <style:text-properties fo:color="#f2c02c" loext:opacity="100%"/>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stroke="none"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style>
    <style:style style:name="Yellow_20_Idea-outline6" style:display-name="Yellow Idea-outline6" style:family="presentation" style:parent-style-name="Yellow_20_Idea-outline5"/>
    <style:style style:name="Yellow_20_Idea-outline7" style:display-name="Yellow Idea-outline7" style:family="presentation" style:parent-style-name="Yellow_20_Idea-outline6"/>
    <style:style style:name="Yellow_20_Idea-outline8" style:display-name="Yellow Idea-outline8" style:family="presentation" style:parent-style-name="Yellow_20_Idea-outline7"/>
    <style:style style:name="Yellow_20_Idea-outline9" style:display-name="Yellow Idea-outline9" style:family="presentation" style:parent-style-name="Yellow_20_Idea-outline8"/>
    <style:style style:name="Yellow_20_Idea-subtitle" style:display-name="Yellow Idea-subtitle" style:family="presentation">
      <style:graphic-properties draw:stroke="none" draw:fill="none" draw:textarea-vertical-align="middle" draw:auto-grow-height="false" draw:fit-to-size="false" style:shrink-to-fit="true">
        <text:list-style style:name="Yellow_20_Idea-subtitle" style:display-name="Yellow Ide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draw:auto-grow-height="false" draw:fit-to-size="false" style:shrink-to-fit="true">
        <text:list-style style:name="Yellow_20_Idea-title" style:display-name="Yellow Ide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stroke="none" draw:textarea-horizontal-align="justify" draw:shadow="hidden" draw:shadow-offset-x="0.2cm" draw:shadow-offset-y="0.2cm" draw:shadow-color="#808080"/>
      <style:text-properties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style>
    <style:style style:name="Description-outline6" style:family="presentation" style:parent-style-name="Description-outline5"/>
    <style:style style:name="Description-outline7" style:family="presentation" style:parent-style-name="Description-outline6"/>
    <style:style style:name="Description-outline8" style:family="presentation" style:parent-style-name="Description-outline7"/>
    <style:style style:name="Description-outline9" style:family="presentation" style:parent-style-name="Description-outline8"/>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draw:auto-grow-height="false" draw:fit-to-size="false" style:shrink-to-fit="tru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s-background" style:family="presentation">
      <style:graphic-properties draw:stroke="none" draw:fill="none"/>
      <style:text-properties style:letter-kerning="true"/>
    </style:style>
    <style:style style:name="Contents-backgroundobjects" style:family="presentation">
      <style:graphic-properties draw:stroke="none" draw:textarea-horizontal-align="justify" draw:shadow="hidden" draw:shadow-offset-x="0.2cm" draw:shadow-offset-y="0.2cm" draw:shadow-color="#808080"/>
      <style:text-properties style:letter-kerning="true"/>
    </style:style>
    <style:style style:name="Conten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s-outline1" style:family="presentation">
      <style:graphic-properties draw:stroke="none" draw:fill="none" draw:auto-grow-height="false" draw:fit-to-size="false" style:shrink-to-fit="true">
        <text:list-style style:name="Conten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s-outline2" style:family="presentation" style:parent-style-name="Contents-outline1">
      <style:paragraph-properties fo:margin-top="0.4cm" fo:margin-bottom="0cm"/>
      <style:text-properties fo:font-size="28pt" style:font-size-asian="28pt" style:font-size-complex="28pt"/>
    </style:style>
    <style:style style:name="Contents-outline3" style:family="presentation" style:parent-style-name="Contents-outline2">
      <style:paragraph-properties fo:margin-top="0.3cm" fo:margin-bottom="0cm"/>
      <style:text-properties fo:font-size="24pt" style:font-size-asian="24pt" style:font-size-complex="24pt"/>
    </style:style>
    <style:style style:name="Contents-outline4" style:family="presentation" style:parent-style-name="Contents-outline3">
      <style:paragraph-properties fo:margin-top="0.2cm" fo:margin-bottom="0cm"/>
      <style:text-properties fo:font-size="20pt" style:font-size-asian="20pt" style:font-size-complex="20pt"/>
    </style:style>
    <style:style style:name="Contents-outline5" style:family="presentation" style:parent-style-name="Contents-outline4">
      <style:paragraph-properties fo:margin-top="0.1cm" fo:margin-bottom="0cm"/>
    </style:style>
    <style:style style:name="Contents-outline6" style:family="presentation" style:parent-style-name="Contents-outline5"/>
    <style:style style:name="Contents-outline7" style:family="presentation" style:parent-style-name="Contents-outline6"/>
    <style:style style:name="Contents-outline8" style:family="presentation" style:parent-style-name="Contents-outline7"/>
    <style:style style:name="Contents-outline9" style:family="presentation" style:parent-style-name="Contents-outline8"/>
    <style:style style:name="Contents-subtitle" style:family="presentation">
      <style:graphic-properties draw:stroke="none" draw:fill="none" draw:textarea-vertical-align="middle">
        <text:list-style style:name="Conten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s-title" style:family="presentation">
      <style:graphic-properties draw:stroke="none" draw:fill="none" draw:textarea-vertical-align="middle" draw:auto-grow-height="false" draw:fit-to-size="false" style:shrink-to-fit="true">
        <text:list-style style:name="Conten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stroke="none"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style>
    <style:style style:name="Title-outline6" style:family="presentation" style:parent-style-name="Title-outline5"/>
    <style:style style:name="Title-outline7" style:family="presentation" style:parent-style-name="Title-outline6"/>
    <style:style style:name="Title-outline8" style:family="presentation" style:parent-style-name="Title-outline7"/>
    <style:style style:name="Title-outline9" style:family="presentation" style:parent-style-name="Title-outline8"/>
    <style:style style:name="Title-subtitle" style:family="presentation">
      <style:graphic-properties draw:stroke="none" draw:fill="none" draw:textarea-vertical-align="top">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draw:auto-grow-height="false" draw:fit-to-size="false" style:shrink-to-fit="tru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stroke="none"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style>
    <style:style style:name="Article1-outline6" style:family="presentation" style:parent-style-name="Article1-outline5"/>
    <style:style style:name="Article1-outline7" style:family="presentation" style:parent-style-name="Article1-outline6"/>
    <style:style style:name="Article1-outline8" style:family="presentation" style:parent-style-name="Article1-outline7"/>
    <style:style style:name="Article1-outline9" style:family="presentation" style:parent-style-name="Article1-outline8"/>
    <style:style style:name="Article1-subtitle" style:family="presentation">
      <style:graphic-properties draw:stroke="none" draw:fill="none" draw:textarea-vertical-align="middle" draw:auto-grow-height="false" draw:fit-to-size="false" style:shrink-to-fit="tru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draw:auto-grow-height="false" draw:fit-to-size="false" style:shrink-to-fit="true" draw:shadow="visible" draw:shadow-offset-x="0.071cm" draw:shadow-offset-y="0.071cm" draw:shadow-color="#e8a202" loext:shadow-blur="0.212cm">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54pt" fo:font-style="normal" fo:text-shadow="none" style:text-underline-style="none" fo:font-weight="normal" style:letter-kerning="true" fo:background-color="transparent" style:font-size-asian="54pt" style:font-style-asian="normal" style:font-weight-asian="normal" style:font-size-complex="5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stroke="none"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style>
    <style:style style:name="Article2-outline6" style:family="presentation" style:parent-style-name="Article2-outline5"/>
    <style:style style:name="Article2-outline7" style:family="presentation" style:parent-style-name="Article2-outline6"/>
    <style:style style:name="Article2-outline8" style:family="presentation" style:parent-style-name="Article2-outline7"/>
    <style:style style:name="Article2-outline9" style:family="presentation" style:parent-style-name="Article2-outline8"/>
    <style:style style:name="Article2-subtitle" style:family="presentation">
      <style:graphic-properties draw:stroke="none" draw:fill="none" draw:textarea-vertical-align="middle" draw:auto-grow-height="false" draw:fit-to-size="false" style:shrink-to-fit="tru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draw:auto-grow-height="false" draw:fit-to-size="false" style:shrink-to-fit="tru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stroke="none"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2pt" style:font-size-asian="22pt" style:font-size-complex="22pt"/>
    </style:style>
    <style:style style:name="Infographic1-outline3" style:family="presentation" style:parent-style-name="Infographic1-outline2">
      <style:paragraph-properties fo:margin-top="0.3cm" fo:margin-bottom="0cm"/>
      <style:text-properties fo:font-size="20pt" style:font-size-asian="20pt" style:font-size-complex="20pt"/>
    </style:style>
    <style:style style:name="Infographic1-outline4" style:family="presentation" style:parent-style-name="Infographic1-outline3">
      <style:paragraph-properties fo:margin-top="0.2cm" fo:margin-bottom="0cm"/>
    </style:style>
    <style:style style:name="Infographic1-outline5" style:family="presentation" style:parent-style-name="Infographic1-outline4">
      <style:paragraph-properties fo:margin-top="0.1cm" fo:margin-bottom="0cm"/>
    </style:style>
    <style:style style:name="Infographic1-outline6" style:family="presentation" style:parent-style-name="Infographic1-outline5"/>
    <style:style style:name="Infographic1-outline7" style:family="presentation" style:parent-style-name="Infographic1-outline6"/>
    <style:style style:name="Infographic1-outline8" style:family="presentation" style:parent-style-name="Infographic1-outline7"/>
    <style:style style:name="Infographic1-outline9" style:family="presentation" style:parent-style-name="Infographic1-outline8"/>
    <style:style style:name="Infographic1-subtitle" style:family="presentation">
      <style:graphic-properties draw:stroke="none" draw:fill="none" draw:textarea-vertical-align="middle" draw:auto-grow-height="false" draw:fit-to-size="false" style:shrink-to-fit="tru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draw:auto-grow-height="false" draw:fit-to-size="false" style:shrink-to-fit="tru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fographic2-background" style:family="presentation">
      <style:graphic-properties draw:stroke="none" draw:fill="solid" draw:fill-color="#f2c02c"/>
      <style:text-properties style:letter-kerning="true"/>
    </style:style>
    <style:style style:name="Infographic2-backgroundobjects" style:family="presentation">
      <style:graphic-properties draw:stroke="none" draw:textarea-horizontal-align="justify" draw:shadow="hidden" draw:shadow-offset-x="0.2cm" draw:shadow-offset-y="0.2cm" draw:shadow-color="#808080"/>
      <style:text-properties style:letter-kerning="true"/>
    </style:style>
    <style:style style:name="Infographic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fographic2-outline1" style:family="presentation">
      <style:graphic-properties draw:stroke="none" draw:fill="none" draw:auto-grow-height="false" draw:fit-to-size="false" style:shrink-to-fit="true">
        <text:list-style style:name="Infographic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fographic2-outline2" style:family="presentation" style:parent-style-name="Infographic2-outline1">
      <style:paragraph-properties fo:margin-top="0.4cm" fo:margin-bottom="0cm"/>
      <style:text-properties fo:font-size="28pt" style:font-size-asian="28pt" style:font-size-complex="28pt"/>
    </style:style>
    <style:style style:name="Infographic2-outline3" style:family="presentation" style:parent-style-name="Infographic2-outline2">
      <style:paragraph-properties fo:margin-top="0.3cm" fo:margin-bottom="0cm"/>
      <style:text-properties fo:font-size="24pt" style:font-size-asian="24pt" style:font-size-complex="24pt"/>
    </style:style>
    <style:style style:name="Infographic2-outline4" style:family="presentation" style:parent-style-name="Infographic2-outline3">
      <style:paragraph-properties fo:margin-top="0.2cm" fo:margin-bottom="0cm"/>
      <style:text-properties fo:font-size="20pt" style:font-size-asian="20pt" style:font-size-complex="20pt"/>
    </style:style>
    <style:style style:name="Infographic2-outline5" style:family="presentation" style:parent-style-name="Infographic2-outline4">
      <style:paragraph-properties fo:margin-top="0.1cm" fo:margin-bottom="0cm"/>
    </style:style>
    <style:style style:name="Infographic2-outline6" style:family="presentation" style:parent-style-name="Infographic2-outline5"/>
    <style:style style:name="Infographic2-outline7" style:family="presentation" style:parent-style-name="Infographic2-outline6"/>
    <style:style style:name="Infographic2-outline8" style:family="presentation" style:parent-style-name="Infographic2-outline7"/>
    <style:style style:name="Infographic2-outline9" style:family="presentation" style:parent-style-name="Infographic2-outline8"/>
    <style:style style:name="Infographic2-subtitle" style:family="presentation">
      <style:graphic-properties draw:stroke="none" draw:fill="none" draw:textarea-vertical-align="middle" draw:auto-grow-height="false" draw:fit-to-size="false" style:shrink-to-fit="true">
        <text:list-style style:name="Infographic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Infographic2-title" style:family="presentation">
      <style:graphic-properties draw:stroke="none" draw:fill="none" draw:textarea-vertical-align="middle" draw:auto-grow-height="false" draw:fit-to-size="false" style:shrink-to-fit="true">
        <text:list-style style:name="Infographic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stroke="none"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2pt" style:font-size-asian="22pt" style:font-size-complex="22pt"/>
    </style:style>
    <style:style style:name="End-outline3" style:family="presentation" style:parent-style-name="End-outline2">
      <style:paragraph-properties fo:margin-top="0.3cm" fo:margin-bottom="0cm"/>
      <style:text-properties fo:font-size="20pt" style:font-size-asian="20pt" style:font-size-complex="20pt"/>
    </style:style>
    <style:style style:name="End-outline4" style:family="presentation" style:parent-style-name="End-outline3">
      <style:paragraph-properties fo:margin-top="0.2cm" fo:margin-bottom="0cm"/>
    </style:style>
    <style:style style:name="End-outline5" style:family="presentation" style:parent-style-name="End-outline4">
      <style:paragraph-properties fo:margin-top="0.1cm" fo:margin-bottom="0cm"/>
    </style:style>
    <style:style style:name="End-outline6" style:family="presentation" style:parent-style-name="End-outline5"/>
    <style:style style:name="End-outline7" style:family="presentation" style:parent-style-name="End-outline6"/>
    <style:style style:name="End-outline8" style:family="presentation" style:parent-style-name="End-outline7"/>
    <style:style style:name="End-outline9" style:family="presentation" style:parent-style-name="End-outline8"/>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draw:auto-grow-height="false" draw:fit-to-size="false" style:shrink-to-fit="tru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Description_5f_-background" style:display-name="Description_-background" style:family="presentation">
      <style:graphic-properties draw:stroke="none" draw:fill="none"/>
      <style:text-properties style:letter-kerning="true"/>
    </style:style>
    <style:style style:name="Description_5f_-backgroundobjects" style:display-name="Description_-backgroundobjects" style:family="presentation">
      <style:graphic-properties draw:stroke="none" draw:textarea-horizontal-align="justify" draw:shadow="hidden" draw:shadow-offset-x="0.2cm" draw:shadow-offset-y="0.2cm" draw:shadow-color="#808080"/>
      <style:text-properties style:letter-kerning="true"/>
    </style:style>
    <style:style style:name="Description_5f_-notes" style:display-name="Descriptio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scription_5f_-outline1" style:display-name="Description_-outline1" style:family="presentation">
      <style:graphic-properties draw:stroke="none" draw:fill="none" draw:auto-grow-height="false" draw:fit-to-size="false" style:shrink-to-fit="true">
        <text:list-style style:name="Description_5f_-outline1" style:display-name="Descriptio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scription_5f_-outline2" style:display-name="Description_-outline2" style:family="presentation" style:parent-style-name="Description_5f_-outline1">
      <style:paragraph-properties fo:margin-top="0.4cm" fo:margin-bottom="0cm"/>
      <style:text-properties fo:font-size="28pt" style:font-size-asian="28pt" style:font-size-complex="28pt"/>
    </style:style>
    <style:style style:name="Description_5f_-outline3" style:display-name="Description_-outline3" style:family="presentation" style:parent-style-name="Description_5f_-outline2">
      <style:paragraph-properties fo:margin-top="0.3cm" fo:margin-bottom="0cm"/>
      <style:text-properties fo:font-size="24pt" style:font-size-asian="24pt" style:font-size-complex="24pt"/>
    </style:style>
    <style:style style:name="Description_5f_-outline4" style:display-name="Description_-outline4" style:family="presentation" style:parent-style-name="Description_5f_-outline3">
      <style:paragraph-properties fo:margin-top="0.2cm" fo:margin-bottom="0cm"/>
      <style:text-properties fo:font-size="20pt" style:font-size-asian="20pt" style:font-size-complex="20pt"/>
    </style:style>
    <style:style style:name="Description_5f_-outline5" style:display-name="Description_-outline5" style:family="presentation" style:parent-style-name="Description_5f_-outline4">
      <style:paragraph-properties fo:margin-top="0.1cm" fo:margin-bottom="0cm"/>
    </style:style>
    <style:style style:name="Description_5f_-outline6" style:display-name="Description_-outline6" style:family="presentation" style:parent-style-name="Description_5f_-outline5"/>
    <style:style style:name="Description_5f_-outline7" style:display-name="Description_-outline7" style:family="presentation" style:parent-style-name="Description_5f_-outline6"/>
    <style:style style:name="Description_5f_-outline8" style:display-name="Description_-outline8" style:family="presentation" style:parent-style-name="Description_5f_-outline7"/>
    <style:style style:name="Description_5f_-outline9" style:display-name="Description_-outline9" style:family="presentation" style:parent-style-name="Description_5f_-outline8"/>
    <style:style style:name="Description_5f_-subtitle" style:display-name="Description_-subtitle" style:family="presentation">
      <style:graphic-properties draw:stroke="none" draw:fill="none" draw:textarea-vertical-align="middle">
        <text:list-style style:name="Description_5f_-subtitle" style:display-name="Descriptio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scription_5f_-title" style:display-name="Description_-title" style:family="presentation">
      <style:graphic-properties draw:stroke="none" draw:fill="none" draw:textarea-vertical-align="middle" draw:auto-grow-height="false" draw:fit-to-size="false" style:shrink-to-fit="true">
        <text:list-style style:name="Description_5f_-title" style:display-name="Descriptio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graphic-properties style:writing-mode="lr-tb" loext:decorative="false"/>
    </style:style>
    <style:style style:name="Mgr4" style:family="graphic">
      <style:graphic-properties loext:decorative="false"/>
    </style:style>
    <style:style style:name="Mgr5" style:family="graphic" style:parent-style-name="Outlined_20_White_20_Thick">
      <style:graphic-properties draw:stroke="solid" svg:stroke-width="0.22cm" svg:stroke-color="#ffffff" draw:stroke-linejoin="round" svg:stroke-linecap="round" draw:fill="none" loext:decorative="false"/>
    </style:style>
    <style:style style:name="Mgr6" style:family="graphic" style:parent-style-name="Outlined_20_Thick">
      <style:graphic-properties draw:stroke="solid" svg:stroke-width="0.22cm" svg:stroke-color="#000000" draw:stroke-linejoin="round" svg:stroke-linecap="round" draw:fill="none" draw:textarea-horizontal-align="center" draw:textarea-vertical-align="middle" loext:decorative="false"/>
    </style:style>
    <style:style style:name="Mgr7" style:family="graphic" style:parent-style-name="Outlined">
      <style:graphic-properties draw:stroke="solid" svg:stroke-width="0.15cm" svg:stroke-color="#000000" draw:stroke-linejoin="round" svg:stroke-linecap="round" draw:fill="none" draw:textarea-horizontal-align="center" draw:textarea-vertical-align="middle" loext:decorative="false"/>
    </style:style>
    <style:style style:name="Mgr8" style:family="graphic" style:parent-style-name="Outlined_20_White">
      <style:graphic-properties draw:stroke="solid" svg:stroke-width="0.15cm" svg:stroke-color="#ffffff" draw:stroke-linejoin="round" svg:stroke-linecap="round" draw:fill="none" loext:decorative="false"/>
    </style:style>
    <style:style style:name="Mgr9" style:family="graphic" style:parent-style-name="Filled">
      <style:graphic-properties draw:stroke="none" svg:stroke-color="#000000" draw:fill="solid" draw:fill-color="#000000" loext:decorative="false"/>
    </style:style>
    <style:style style:name="Mgr10" style:family="graphic" style:parent-style-name="Filled_20_Yellow">
      <style:graphic-properties draw:stroke="none" svg:stroke-color="#000000" draw:fill="solid" draw:fill-color="#f2c02c" loext:decorative="false"/>
    </style:style>
    <style:style style:name="Mgr11" style:family="graphic" style:parent-style-name="Outlined_20_White_20_Thin">
      <style:graphic-properties loext:decorative="false"/>
    </style:style>
    <style:style style:name="Mgr12" style:family="graphic" style:parent-style-name="Outlined_20_Yellow">
      <style:graphic-properties draw:stroke="solid" svg:stroke-width="0.15cm" svg:stroke-color="#f2c02c" draw:stroke-linejoin="round" svg:stroke-linecap="round" draw:fill="none" loext:decorative="false"/>
    </style:style>
    <style:style style:name="Mgr13" style:family="graphic" style:parent-style-name="Filled_20_Yellow">
      <style:graphic-properties draw:stroke="none" svg:stroke-color="#000000" draw:fill="solid" draw:fill-color="#f2c02c" style:protect="position size" loext:decorative="false"/>
    </style:style>
    <style:style style:name="Mgr14" style:family="graphic" style:parent-style-name="Outlined_20_Yellow_20_Thick">
      <style:graphic-properties loext:decorative="false"/>
    </style:style>
    <style:style style:name="Mgr15" style:family="graphic" style:parent-style-name="Outlined">
      <style:graphic-properties draw:stroke="solid" svg:stroke-width="0.15cm" svg:stroke-color="#000000" draw:stroke-linejoin="round" svg:stroke-linecap="round" draw:fill="none" draw:textarea-horizontal-align="center" draw:textarea-vertical-align="middle" loext:decorative="false"/>
      <style:paragraph-properties style:writing-mode="lr-tb"/>
    </style:style>
    <style:style style:name="Mgr16" style:family="graphic" style:parent-style-name="Outlined_20_White">
      <style:graphic-properties loext:decorative="false"/>
    </style:style>
    <style:style style:name="Mgr17" style:family="graphic" style:parent-style-name="Outlined_20_White_20_Thick">
      <style:graphic-properties loext:decorative="false"/>
    </style:style>
    <style:style style:name="Mgr18" style:family="graphic" style:parent-style-name="Outlined_20_Thin">
      <style:graphic-properties loext:decorative="false"/>
    </style:style>
    <style:style style:name="Mgr19" style:family="graphic" style:parent-style-name="Outlined_20_Thick">
      <style:graphic-properties loext:decorative="false"/>
    </style:style>
    <style:style style:name="Mpr1" style:family="presentation" style:parent-style-name="Yellow_20_Idea-backgroundobjects">
      <style:graphic-properties draw:fill="none" draw:fill-color="#ffffff" fo:min-height="0.674cm" loext:decorative="false"/>
      <style:paragraph-properties style:writing-mode="lr-tb"/>
    </style:style>
    <style:style style:name="Mpr2" style:family="presentation" style:parent-style-name="Yellow_20_Idea-backgroundobjects">
      <style:graphic-properties draw:fill="none" draw:fill-color="#ffffff" fo:min-height="1.484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fill="none" draw:fill-color="#ffffff" fo:min-height="0.674cm" loext:decorative="false"/>
      <style:paragraph-properties style:writing-mode="lr-tb"/>
    </style:style>
    <style:style style:name="Mpr5" style:family="presentation" style:parent-style-name="Description-backgroundobjects">
      <style:graphic-properties draw:fill="none" draw:fill-color="#ffffff" fo:min-height="1.484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ts-backgroundobjects">
      <style:graphic-properties draw:fill="none" draw:fill-color="#ffffff" fo:min-height="0.674cm" loext:decorative="false"/>
      <style:paragraph-properties style:writing-mode="lr-tb"/>
    </style:style>
    <style:style style:name="Mpr8" style:family="presentation" style:parent-style-name="Contents-backgroundobjects">
      <style:graphic-properties draw:fill="none" draw:fill-color="#ffffff" fo:min-height="1.484cm" loext:decorative="false"/>
      <style:paragraph-properties style:writing-mode="lr-tb"/>
    </style:style>
    <style:style style:name="Mpr9" style:family="presentation" style:parent-style-name="Content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fill="none" draw:fill-color="#ffffff" fo:min-height="0.674cm" loext:decorative="false"/>
      <style:paragraph-properties style:writing-mode="lr-tb"/>
    </style:style>
    <style:style style:name="Mpr11" style:family="presentation" style:parent-style-name="Title-backgroundobjects">
      <style:graphic-properties draw:fill="none" draw:fill-color="#ffffff" fo:min-height="1.484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fill="none" draw:fill-color="#ffffff" fo:min-height="0.674cm" loext:decorative="false"/>
      <style:paragraph-properties style:writing-mode="lr-tb"/>
    </style:style>
    <style:style style:name="Mpr14" style:family="presentation" style:parent-style-name="Article1-backgroundobjects">
      <style:graphic-properties draw:fill="none" draw:fill-color="#ffffff" fo:min-height="1.484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fill="none" draw:fill-color="#ffffff" fo:min-height="0.674cm" loext:decorative="false"/>
      <style:paragraph-properties style:writing-mode="lr-tb"/>
    </style:style>
    <style:style style:name="Mpr17" style:family="presentation" style:parent-style-name="Article2-backgroundobjects">
      <style:graphic-properties draw:fill="none" draw:fill-color="#ffffff" fo:min-height="1.484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fill="none" draw:fill-color="#ffffff" fo:min-height="0.674cm" loext:decorative="false"/>
      <style:paragraph-properties style:writing-mode="lr-tb"/>
    </style:style>
    <style:style style:name="Mpr20" style:family="presentation" style:parent-style-name="Infographic1-backgroundobjects">
      <style:graphic-properties draw:fill="none" draw:fill-color="#ffffff" fo:min-height="1.484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2-backgroundobjects">
      <style:graphic-properties draw:fill="none" draw:fill-color="#ffffff" fo:min-height="0.674cm" loext:decorative="false"/>
      <style:paragraph-properties style:writing-mode="lr-tb"/>
    </style:style>
    <style:style style:name="Mpr23" style:family="presentation" style:parent-style-name="Infographic2-backgroundobjects">
      <style:graphic-properties draw:fill="none" draw:fill-color="#ffffff" fo:min-height="1.484cm" loext:decorative="false"/>
      <style:paragraph-properties style:writing-mode="lr-tb"/>
    </style:style>
    <style:style style:name="Mpr24" style:family="presentation" style:parent-style-name="Infographic2-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fill="none" draw:fill-color="#ffffff" fo:min-height="0.674cm" loext:decorative="false"/>
      <style:paragraph-properties style:writing-mode="lr-tb"/>
    </style:style>
    <style:style style:name="Mpr26" style:family="presentation" style:parent-style-name="End-backgroundobjects">
      <style:graphic-properties draw:fill="none" draw:fill-color="#ffffff" fo:min-height="1.484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r28" style:family="presentation" style:parent-style-name="Description_5f_-backgroundobjects">
      <style:graphic-properties draw:fill="none" draw:fill-color="#ffffff" fo:min-height="0.674cm" loext:decorative="false"/>
      <style:paragraph-properties style:writing-mode="lr-tb"/>
    </style:style>
    <style:style style:name="Mpr29" style:family="presentation" style:parent-style-name="Description_5f_-backgroundobjects">
      <style:graphic-properties draw:fill="none" draw:fill-color="#ffffff" fo:min-height="1.484cm" loext:decorative="false"/>
      <style:paragraph-properties style:writing-mode="lr-tb"/>
    </style:style>
    <style:style style:name="Mpr30" style:family="presentation" style:parent-style-name="Description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text-properties fo:color="#f2c02c" loext:opacity="100%"/>
    </style:style>
    <style:style style:name="MP6" style:family="paragraph">
      <loext:graphic-properties draw:fill="none"/>
    </style:style>
    <style:style style:name="MP7" style:family="paragraph">
      <loext:graphic-properties draw:fill="solid" draw:fill-color="#000000"/>
    </style:style>
    <style:style style:name="MP8" style:family="paragraph">
      <style:paragraph-properties fo:text-align="center"/>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P10" style:family="paragraph">
      <loext:graphic-properties draw:fill="solid" draw:fill-color="#f2c02c"/>
    </style:style>
    <style:style style:name="MT1" style:family="text">
      <style:text-properties fo:font-size="14pt" style:font-size-asian="14pt" style:font-size-complex="14pt"/>
    </style:style>
    <style:style style:name="MT2" style:family="text">
      <style:text-properties fo:color="#000000" loext:opacity="100%"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cm" svg:height="5.062cm" svg:x="1cm" svg:y="3.742cm"/>
      <draw:page-thumbnail draw:layer="backgroundobjects" svg:width="9cm" svg:height="5.062cm" svg:x="1cm" svg:y="12.318cm"/>
      <draw:page-thumbnail draw:layer="backgroundobjects" svg:width="9cm" svg:height="5.062cm" svg:x="1cm" svg:y="20.894cm"/>
      <draw:page-thumbnail draw:layer="backgroundobjects" svg:width="9cm" svg:height="5.062cm" svg:x="11cm" svg:y="3.742cm"/>
      <draw:page-thumbnail draw:layer="backgroundobjects" svg:width="9cm" svg:height="5.062cm" svg:x="11cm" svg:y="12.318cm"/>
      <draw:page-thumbnail draw:layer="backgroundobjects" svg:width="9cm" svg:height="5.062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Yellow_20_Idea" style:display-name="Yellow Idea"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4">
          <draw:polygon draw:style-name="Mgr5" draw:text-style-name="MP5"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5" draw:text-style-name="MP5"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5" draw:text-style-name="MP5"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5" draw:text-style-name="MP5"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g>
        <draw:g draw:style-name="Mgr4">
          <draw:line draw:style-name="Mgr5" draw:text-style-name="MP5" draw:layer="backgroundobjects" svg:x1="6.796cm" svg:y1="4.251cm" svg:x2="6.796cm" svg:y2="4.992cm">
            <text:p/>
          </draw:line>
          <draw:line draw:style-name="Mgr5" draw:text-style-name="MP5" draw:layer="backgroundobjects" svg:x1="9.881cm" svg:y1="5.325cm" svg:x2="9.357cm" svg:y2="5.849cm">
            <text:p/>
          </draw:line>
          <draw:line draw:style-name="Mgr5" draw:text-style-name="MP5" draw:layer="backgroundobjects" svg:x1="10.694cm" svg:y1="8.195cm" svg:x2="9.952cm" svg:y2="8.195cm">
            <text:p/>
          </draw:line>
          <draw:line draw:style-name="Mgr5" draw:text-style-name="MP5" draw:layer="backgroundobjects" svg:x1="3.711cm" svg:y1="5.325cm" svg:x2="4.236cm" svg:y2="5.849cm">
            <text:p/>
          </draw:line>
          <draw:line draw:style-name="Mgr5" draw:text-style-name="MP5" draw:layer="backgroundobjects" svg:x1="2.898cm" svg:y1="8.195cm" svg:x2="3.64cm" svg:y2="8.195cm">
            <text:p/>
          </draw:line>
        </draw:g>
        <draw:g draw:style-name="Mgr4">
          <draw:polygon draw:style-name="Mgr6" draw:text-style-name="MP6"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6" draw:text-style-name="MP6"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6" draw:text-style-name="MP6"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6" draw:text-style-name="MP6"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g>
        <draw:g draw:style-name="Mgr4">
          <draw:line draw:style-name="Mgr6" draw:text-style-name="MP6" draw:layer="backgroundobjects" svg:x1="6.717cm" svg:y1="4.163cm" svg:x2="6.717cm" svg:y2="4.905cm">
            <text:p/>
          </draw:line>
          <draw:line draw:style-name="Mgr6" draw:text-style-name="MP6" draw:layer="backgroundobjects" svg:x1="9.802cm" svg:y1="5.238cm" svg:x2="9.278cm" svg:y2="5.762cm">
            <text:p/>
          </draw:line>
          <draw:line draw:style-name="Mgr6" draw:text-style-name="MP6" draw:layer="backgroundobjects" svg:x1="10.615cm" svg:y1="8.108cm" svg:x2="9.873cm" svg:y2="8.108cm">
            <text:p/>
          </draw:line>
          <draw:line draw:style-name="Mgr6" draw:text-style-name="MP6" draw:layer="backgroundobjects" svg:x1="3.632cm" svg:y1="5.238cm" svg:x2="4.156cm" svg:y2="5.762cm">
            <text:p/>
          </draw:line>
          <draw:line draw:style-name="Mgr6" draw:text-style-name="MP6" draw:layer="backgroundobjects" svg:x1="2.819cm" svg:y1="8.108cm" svg:x2="3.561cm" svg:y2="8.108cm">
            <text:p/>
          </draw:line>
        </draw:g>
        <draw:g draw:style-name="Mgr4">
          <draw:line draw:style-name="Mgr7" draw:text-style-name="MP6" draw:layer="backgroundobjects" svg:x1="8.638cm" svg:y1="10.677cm" svg:x2="8.288cm" svg:y2="11.027cm">
            <text:p/>
          </draw:line>
          <draw:line draw:style-name="Mgr7" draw:text-style-name="MP6" draw:layer="backgroundobjects" svg:x1="8.288cm" svg:y1="10.677cm" svg:x2="8.638cm" svg:y2="11.027cm">
            <text:p/>
          </draw:line>
          <draw:line draw:style-name="Mgr7" draw:text-style-name="MP6" draw:layer="backgroundobjects" svg:x1="5.272cm" svg:y1="5.708cm" svg:x2="4.922cm" svg:y2="6.059cm">
            <text:p/>
          </draw:line>
          <draw:line draw:style-name="Mgr7" draw:text-style-name="MP6" draw:layer="backgroundobjects" svg:x1="4.922cm" svg:y1="5.708cm" svg:x2="5.272cm" svg:y2="6.059cm">
            <text:p/>
          </draw:line>
          <draw:polygon draw:style-name="Mgr7" draw:text-style-name="MP6" draw:layer="backgroundobjects" svg:width="0.512cm" svg:height="0.571cm" svg:x="4.358cm" svg:y="11.46cm" svg:viewBox="0 0 513 572" draw:points="0,572 513,390 103,0">
            <text:p/>
          </draw:polygon>
          <draw:polygon draw:style-name="Mgr7" draw:text-style-name="MP6" draw:layer="backgroundobjects" svg:width="0.518cm" svg:height="0.562cm" svg:x="10.013cm" svg:y="9.044cm" svg:viewBox="0 0 519 563" draw:points="0,262 455,563 519,0">
            <text:p/>
          </draw:polygon>
          <draw:polygon draw:style-name="Mgr7" draw:text-style-name="MP6" draw:layer="backgroundobjects" svg:width="0.576cm" svg:height="0.508cm" svg:x="2.181cm" svg:y="5.895cm" svg:viewBox="0 0 577 509" draw:points="0,73 328,509 577,0">
            <text:p/>
          </draw:polygon>
          <draw:polygon draw:style-name="Mgr7" draw:text-style-name="MP6"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g>
      </draw:g>
      <draw:g draw:style-name="Mgr4">
        <draw:line draw:style-name="Mgr5" draw:text-style-name="MP5" draw:layer="backgroundobjects" svg:x1="23.998cm" svg:y1="12.13cm" svg:x2="24.288cm" svg:y2="12.465cm">
          <text:p/>
        </draw:line>
        <draw:line draw:style-name="Mgr5" draw:text-style-name="MP5" draw:layer="backgroundobjects" svg:x1="25.832cm" svg:y1="11.388cm" svg:x2="25.797cm" svg:y2="11.833cm">
          <text:p/>
        </draw:line>
        <draw:line draw:style-name="Mgr5" draw:text-style-name="MP5" draw:layer="backgroundobjects" svg:x1="27.327cm" svg:y1="12.359cm" svg:x2="26.987cm" svg:y2="12.654cm">
          <text:p/>
        </draw:line>
        <draw:line draw:style-name="Mgr5" draw:text-style-name="MP5" draw:layer="backgroundobjects" svg:x1="23.002cm" svg:y1="13.841cm" svg:x2="23.448cm" svg:y2="13.869cm">
          <text:p/>
        </draw:line>
        <draw:line draw:style-name="Mgr5" draw:text-style-name="MP5" draw:layer="backgroundobjects" svg:x1="23.751cm" svg:y1="15.458cm" svg:x2="24.092cm" svg:y2="15.163cm">
          <text:p/>
        </draw:line>
      </draw:g>
      <draw:g draw:style-name="Mgr4">
        <draw:polygon draw:style-name="Mgr8" draw:text-style-name="MP5" draw:layer="backgroundobjects" svg:width="0.576cm" svg:height="0.507cm" svg:x="13.915cm" svg:y="1.193cm" svg:viewBox="0 0 577 508" draw:points="0,73 328,508 577,0">
          <text:p/>
        </draw:polygon>
        <draw:polygon draw:style-name="Mgr8" draw:text-style-name="MP5" draw:layer="backgroundobjects" svg:width="0.518cm" svg:height="0.562cm" svg:x="17.63cm" svg:y="14.334cm" svg:viewBox="0 0 519 563" draw:points="0,262 455,563 519,0">
          <text:p/>
        </draw:polygon>
        <draw:line draw:style-name="Mgr8" draw:text-style-name="MP5" draw:layer="backgroundobjects" svg:x1="22.911cm" svg:y1="3.259cm" svg:x2="22.56cm" svg:y2="3.61cm">
          <text:p/>
        </draw:line>
        <draw:line draw:style-name="Mgr8" draw:text-style-name="MP5" draw:layer="backgroundobjects" svg:x1="22.56cm" svg:y1="3.259cm" svg:x2="22.911cm" svg:y2="3.61cm">
          <text:p/>
        </draw:line>
        <draw:polygon draw:style-name="Mgr8" draw:text-style-name="MP5"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g>
      <draw:polygon draw:style-name="Mgr9" draw:text-style-name="MP7" draw:layer="backgroundobjects" svg:width="0.3cm" svg:height="5.51cm" svg:x="0cm" svg:y="10.25cm" svg:viewBox="0 0 301 5511" draw:points="0,0 301,0 301,5511 0,5511">
        <text:p/>
      </draw:polygon>
      <draw:polygon draw:style-name="Mgr9" draw:text-style-name="MP7" draw:layer="backgroundobjects" svg:width="0.3cm" svg:height="5.5cm" svg:x="27.7cm" svg:y="0cm" svg:viewBox="0 0 301 5501" draw:points="0,0 301,0 301,5501 0,5501">
        <text:p/>
      </draw:polygon>
      <draw:frame presentation:style-name="Yellow_20_Idea-title" draw:layer="backgroundobjects" svg:width="25.2cm" svg:height="2.629cm" svg:x="1.4cm" svg:y="0.628cm" presentation:class="title" presentation:placeholder="true">
        <draw:text-box/>
      </draw:frame>
      <draw:frame presentation:style-name="Yellow_20_Idea-outline1" draw:layer="backgroundobjects" svg:width="15.1cm" svg:height="10.6cm" svg:x="11.5cm" svg:y="3.685cm" presentation:class="outline" presentation:placeholder="true">
        <draw:text-box/>
      </draw:frame>
      <draw:frame presentation:style-name="Mpr1" draw:text-style-name="MP2" draw:layer="backgroundobjects" svg:width="6.52cm" svg:height="0.674cm" svg:x="1.4cm" svg:y="14.8cm" presentation:class="date-time">
        <draw:text-box>
          <text:p text:style-name="MP1"><text:span text:style-name="MT1"><presentation:date-time/></text:span></text:p>
        </draw:text-box>
      </draw:frame>
      <draw:frame presentation:style-name="Mpr1" draw:text-style-name="MP9" draw:layer="backgroundobjects" svg:width="9cm" svg:height="0.674cm" svg:x="9.5cm" svg:y="14.8cm" presentation:class="footer">
        <draw:text-box>
          <text:p text:style-name="MP8"><text:span text:style-name="MT1"><presentation:footer/></text:span></text:p>
        </draw:text-box>
      </draw:frame>
      <draw:frame presentation:style-name="Mpr1"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Yellow_20_Idea-title" draw:layer="backgroundobjects" svg:width="17cm" svg:height="9.56cm" svg:x="2cm" svg:y="2.5cm" presentation:class="page"/>
        <draw:frame presentation:style-name="Yellow_20_Ide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scription"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polygon draw:style-name="Mgr10" draw:text-style-name="MP10" draw:layer="backgroundobjects" svg:width="21cm" svg:height="4.5cm" svg:x="3.5cm" svg:y="4.5cm" svg:viewBox="0 0 21001 4501" draw:points="0,0 21001,0 21001,4501 0,4501">
          <text:p/>
        </draw:polygon>
        <draw:g draw:style-name="Mgr4">
          <draw:polygon draw:style-name="Mgr11" draw:layer="backgroundobjects" svg:width="0.989cm" svg:height="1.191cm" svg:x="4.176cm" svg:y="5.2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11" draw:layer="backgroundobjects" svg:width="0.464cm" svg:height="0.115cm" svg:x="4.438cm" svg:y="6.4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11" draw:layer="backgroundobjects" svg:width="0.374cm" svg:height="0.115cm" svg:x="4.483cm" svg:y="6.5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2cm" svg:x="4.446cm" svg:y="5.6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11" draw:layer="backgroundobjects" svg:x1="4.671cm" svg:y1="4.838cm" svg:x2="4.671cm" svg:y2="5.008cm">
            <text:p/>
          </draw:line>
          <draw:line draw:style-name="Mgr11" draw:layer="backgroundobjects" svg:x1="5.377cm" svg:y1="5.084cm" svg:x2="5.157cm" svg:y2="5.204cm">
            <text:p/>
          </draw:line>
          <draw:line draw:style-name="Mgr11" draw:layer="backgroundobjects" svg:x1="5.563cm" svg:y1="5.741cm" svg:x2="5.394cm" svg:y2="5.741cm">
            <text:p/>
          </draw:line>
          <draw:line draw:style-name="Mgr11" draw:layer="backgroundobjects" svg:x1="3.964cm" svg:y1="5.084cm" svg:x2="4.084cm" svg:y2="5.204cm">
            <text:p/>
          </draw:line>
          <draw:line draw:style-name="Mgr11" draw:layer="backgroundobjects" svg:x1="3.778cm" svg:y1="5.741cm" svg:x2="3.948cm" svg:y2="5.741cm">
            <text:p/>
          </draw:line>
        </draw:g>
      </draw:g>
      <draw:g draw:style-name="Mgr4">
        <draw:polygon draw:style-name="Mgr12" draw:text-style-name="MP5" draw:layer="backgroundobjects" svg:width="0.466cm" svg:height="0.502cm" svg:x="9.958cm" svg:y="15.045cm" svg:viewBox="0 0 467 503" draw:points="0,230 405,503 467,0">
          <text:p/>
        </draw:polygon>
        <draw:polygon draw:style-name="Mgr12" draw:text-style-name="MP5"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2" draw:text-style-name="MP5" draw:layer="backgroundobjects" svg:x1="8.862cm" svg:y1="3.429cm" svg:x2="8.314cm" svg:y2="3.771cm">
          <text:p/>
        </draw:line>
        <draw:line draw:style-name="Mgr12" draw:text-style-name="MP5" draw:layer="backgroundobjects" svg:x1="8.417cm" svg:y1="3.326cm" svg:x2="8.759cm" svg:y2="3.874cm">
          <text:p/>
        </draw:line>
        <draw:polygon draw:style-name="Mgr12" draw:text-style-name="MP5" draw:layer="backgroundobjects" svg:width="0.466cm" svg:height="0.502cm" svg:x="27.274cm" svg:y="4.203cm" svg:viewBox="0 0 467 503" draw:points="0,230 405,503 467,0">
          <text:p/>
        </draw:polygon>
        <draw:line draw:style-name="Mgr12" draw:text-style-name="MP5" draw:layer="backgroundobjects" svg:x1="26.982cm" svg:y1="12.721cm" svg:x2="26.783cm" svg:y2="13.335cm">
          <text:p/>
        </draw:line>
        <draw:line draw:style-name="Mgr12" draw:text-style-name="MP5" draw:layer="backgroundobjects" svg:x1="26.576cm" svg:y1="12.928cm" svg:x2="27.189cm" svg:y2="13.127cm">
          <text:p/>
        </draw:line>
        <draw:polygon draw:style-name="Mgr12" draw:text-style-name="MP5"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2" draw:text-style-name="MP5"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g>
      <draw:g draw:style-name="Mgr4">
        <draw:polygon draw:style-name="Mgr12" draw:text-style-name="MP5"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12" draw:text-style-name="MP5"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12" draw:text-style-name="MP5"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12" draw:text-style-name="MP5"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12" draw:text-style-name="MP5" draw:layer="backgroundobjects" svg:x1="14cm" svg:y1="9.879cm" svg:x2="14cm" svg:y2="10.397cm">
          <text:p/>
        </draw:line>
        <draw:line draw:style-name="Mgr12" draw:text-style-name="MP5" draw:layer="backgroundobjects" svg:x1="16.154cm" svg:y1="10.63cm" svg:x2="15.788cm" svg:y2="10.996cm">
          <text:p/>
        </draw:line>
        <draw:line draw:style-name="Mgr12" draw:text-style-name="MP5" draw:layer="backgroundobjects" svg:x1="16.722cm" svg:y1="12.636cm" svg:x2="16.204cm" svg:y2="12.636cm">
          <text:p/>
        </draw:line>
        <draw:line draw:style-name="Mgr12" draw:text-style-name="MP5" draw:layer="backgroundobjects" svg:x1="11.844cm" svg:y1="10.63cm" svg:x2="12.21cm" svg:y2="10.996cm">
          <text:p/>
        </draw:line>
        <draw:line draw:style-name="Mgr12" draw:text-style-name="MP5" draw:layer="backgroundobjects" svg:x1="11.276cm" svg:y1="12.636cm" svg:x2="11.794cm" svg:y2="12.636cm">
          <text:p/>
        </draw:line>
      </draw:g>
      <draw:frame presentation:style-name="Description-title" draw:layer="backgroundobjects" svg:width="25.2cm" svg:height="2.629cm" svg:x="1.4cm" svg:y="0.628cm" presentation:class="title" presentation:placeholder="true">
        <draw:text-box/>
      </draw:frame>
      <draw:frame presentation:style-name="Description-outline1" draw:layer="backgroundobjects" svg:width="18.5cm" svg:height="4.3cm" svg:x="6cm" svg:y="4.7cm" presentation:class="outline" presentation:placeholder="true">
        <draw:text-box/>
      </draw:frame>
      <draw:frame presentation:style-name="Mpr4" draw:text-style-name="MP2" draw:layer="backgroundobjects" svg:width="6.52cm" svg:height="0.674cm" svg:x="1.4cm" svg:y="14.8cm" presentation:class="date-time">
        <draw:text-box>
          <text:p text:style-name="MP1"><text:span text:style-name="MT1"><presentation:date-time/></text:span></text:p>
        </draw:text-box>
      </draw:frame>
      <draw:frame presentation:style-name="Mpr4" draw:text-style-name="MP9" draw:layer="backgroundobjects" svg:width="9cm" svg:height="0.674cm" svg:x="9.5cm" svg:y="14.8cm" presentation:class="footer">
        <draw:text-box>
          <text:p text:style-name="MP8"><text:span text:style-name="MT1"><presentation:footer/></text:span></text:p>
        </draw:text-box>
      </draw:frame>
      <draw:frame presentation:style-name="Mpr4"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Description-title" draw:layer="backgroundobjects" svg:width="17cm" svg:height="9.56cm" svg:x="2cm" svg:y="2.5cm" presentation:class="page"/>
        <draw:frame presentation:style-name="Description-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3" draw:text-style-name="MP10" draw:layer="backgroundobjects" svg:width="28cm" svg:height="15.75cm" svg:x="0cm" svg:y="0cm" svg:viewBox="0 0 28001 15751" svg:d="M1000 600v14551h26001v-14551zM14001 15751h-14001v-15751h28001v15751z">
        <text:p/>
      </draw:path>
      <draw:g draw:style-name="Mgr4">
        <draw:line draw:style-name="Mgr12" draw:text-style-name="MP5" draw:layer="backgroundobjects" svg:x1="13.209cm" svg:y1="0.875cm" svg:x2="12.662cm" svg:y2="1.216cm">
          <text:p/>
        </draw:line>
        <draw:line draw:style-name="Mgr12" draw:text-style-name="MP5" draw:layer="backgroundobjects" svg:x1="12.765cm" svg:y1="0.772cm" svg:x2="13.106cm" svg:y2="1.318cm">
          <text:p/>
        </draw:line>
        <draw:polygon draw:style-name="Mgr12" draw:text-style-name="MP5"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2" draw:text-style-name="MP5" draw:layer="backgroundobjects" svg:width="0.466cm" svg:height="0.5cm" svg:x="17.944cm" svg:y="5.131cm" svg:viewBox="0 0 467 501" draw:points="0,229 404,501 467,0">
          <text:p/>
        </draw:polygon>
        <draw:line draw:style-name="Mgr12" draw:text-style-name="MP5" draw:layer="backgroundobjects" svg:x1="25.875cm" svg:y1="2.425cm" svg:x2="26.037cm" svg:y2="2.933cm">
          <text:p/>
        </draw:line>
        <draw:line draw:style-name="Mgr12" draw:text-style-name="MP5" draw:layer="backgroundobjects" svg:x1="25.702cm" svg:y1="2.76cm" svg:x2="26.211cm" svg:y2="2.598cm">
          <text:p/>
        </draw:line>
      </draw:g>
      <draw:g draw:style-name="Mgr4">
        <draw:polygon draw:style-name="Mgr14" draw:layer="backgroundobjects" svg:width="3.777cm" svg:height="4.535cm" svg:x="2.716cm" svg:y="9.5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14" draw:layer="backgroundobjects" svg:width="1.772cm" svg:height="0.442cm" svg:x="3.719cm" svg:y="14.0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14" draw:layer="backgroundobjects" svg:width="1.43cm" svg:height="0.441cm" svg:x="3.89cm" svg:y="14.5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14" draw:layer="backgroundobjects" svg:width="1.73cm" svg:height="3.282cm" svg:x="3.75cm" svg:y="10.7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14" draw:layer="backgroundobjects" svg:x1="4.605cm" svg:y1="7.872cm" svg:x2="4.605cm" svg:y2="8.518cm">
          <text:p/>
        </draw:line>
        <draw:line draw:style-name="Mgr14" draw:layer="backgroundobjects" svg:x1="7.3cm" svg:y1="8.808cm" svg:x2="6.842cm" svg:y2="9.265cm">
          <text:p/>
        </draw:line>
        <draw:line draw:style-name="Mgr14" draw:layer="backgroundobjects" svg:x1="7.71cm" svg:y1="11.309cm" svg:x2="7.062cm" svg:y2="11.309cm">
          <text:p/>
        </draw:line>
        <draw:line draw:style-name="Mgr14" draw:layer="backgroundobjects" svg:x1="1.91cm" svg:y1="8.808cm" svg:x2="2.369cm" svg:y2="9.265cm">
          <text:p/>
        </draw:line>
        <draw:line draw:style-name="Mgr14" draw:layer="backgroundobjects" svg:x1="1.201cm" svg:y1="11.309cm" svg:x2="1.849cm" svg:y2="11.309cm">
          <text:p/>
        </draw:line>
      </draw:g>
      <draw:g draw:style-name="Mgr4">
        <draw:polygon draw:style-name="Mgr10" draw:text-style-name="MP10" draw:layer="backgroundobjects" svg:width="2.383cm" svg:height="1.468cm" svg:x="1.948cm" svg:y="2.176cm" svg:viewBox="0 0 2384 1469" draw:points="0,0 2384,0 2384,1469 0,1469">
          <text:p/>
        </draw:polygon>
        <draw:polygon draw:style-name="Mgr15" draw:text-style-name="MP6" draw:layer="backgroundobjects" svg:width="2.382cm" svg:height="1.468cm" svg:x="1.757cm" svg:y="2cm" svg:viewBox="0 0 2383 1469" draw:points="0,0 2383,0 2383,1469 0,1469">
          <text:p><text:span text:style-name="MT2">01</text:span></text:p>
        </draw:polygon>
      </draw:g>
      <draw:g draw:style-name="Mgr4">
        <draw:polygon draw:style-name="Mgr10" draw:text-style-name="MP10" draw:layer="backgroundobjects" svg:width="2.383cm" svg:height="1.468cm" svg:x="1.948cm" svg:y="6.73cm" svg:viewBox="0 0 2384 1469" draw:points="0,0 2384,0 2384,1469 0,1469">
          <text:p/>
        </draw:polygon>
        <draw:polygon draw:style-name="Mgr15" draw:text-style-name="MP6" draw:layer="backgroundobjects" svg:width="2.382cm" svg:height="1.468cm" svg:x="1.757cm" svg:y="6.553cm" svg:viewBox="0 0 2383 1469" draw:points="0,0 2383,0 2383,1469 0,1469">
          <text:p><text:span text:style-name="MT2">02</text:span></text:p>
        </draw:polygon>
      </draw:g>
      <draw:g draw:style-name="Mgr4">
        <draw:polygon draw:style-name="Mgr10" draw:text-style-name="MP10" draw:layer="backgroundobjects" svg:width="2.382cm" svg:height="1.468cm" svg:x="15.858cm" svg:y="6.73cm" svg:viewBox="0 0 2383 1469" draw:points="0,0 2383,0 2383,1469 0,1469">
          <text:p/>
        </draw:polygon>
        <draw:polygon draw:style-name="Mgr15" draw:text-style-name="MP6" draw:layer="backgroundobjects" svg:width="2.383cm" svg:height="1.468cm" svg:x="15.666cm" svg:y="6.553cm" svg:viewBox="0 0 2384 1469" draw:points="0,0 2384,0 2384,1469 0,1469">
          <text:p><text:span text:style-name="MT2">03</text:span></text:p>
        </draw:polygon>
      </draw:g>
      <draw:g draw:style-name="Mgr4">
        <draw:polygon draw:style-name="Mgr10" draw:text-style-name="MP10" draw:layer="backgroundobjects" svg:width="2.382cm" svg:height="1.468cm" svg:x="15.858cm" svg:y="11.282cm" svg:viewBox="0 0 2383 1469" draw:points="0,0 2383,0 2383,1469 0,1469">
          <text:p/>
        </draw:polygon>
        <draw:polygon draw:style-name="Mgr15" draw:text-style-name="MP6" draw:layer="backgroundobjects" svg:width="2.383cm" svg:height="1.468cm" svg:x="15.666cm" svg:y="11.106cm" svg:viewBox="0 0 2384 1469" draw:points="0,0 2384,0 2384,1469 0,1469">
          <text:p><text:span text:style-name="MT2">04</text:span></text:p>
        </draw:polygon>
      </draw:g>
      <draw:frame presentation:style-name="Contents-title" draw:layer="backgroundobjects" svg:width="12cm" svg:height="5.7cm" svg:x="14.7cm" svg:y="0.628cm" presentation:class="title" presentation:placeholder="true">
        <draw:text-box/>
      </draw:frame>
      <draw:frame presentation:style-name="Contents-outline1" draw:layer="backgroundobjects" svg:width="10.1cm" svg:height="12.3cm" svg:x="4.6cm" svg:y="2cm" presentation:class="outline" presentation:placeholder="true">
        <draw:text-box/>
      </draw:frame>
      <draw:frame presentation:style-name="Mpr7" draw:text-style-name="MP2" draw:layer="backgroundobjects" svg:width="6.52cm" svg:height="0.674cm" svg:x="1.4cm" svg:y="14.55cm" presentation:class="date-time">
        <draw:text-box>
          <text:p text:style-name="MP1"><text:span text:style-name="MT1"><presentation:date-time/></text:span></text:p>
        </draw:text-box>
      </draw:frame>
      <draw:frame presentation:style-name="Mpr7" draw:text-style-name="MP9" draw:layer="backgroundobjects" svg:width="9cm" svg:height="0.674cm" svg:x="9.5cm" svg:y="14.55cm" presentation:class="footer">
        <draw:text-box>
          <text:p text:style-name="MP8"><text:span text:style-name="MT1"><presentation:footer/></text:span></text:p>
        </draw:text-box>
      </draw:frame>
      <draw:frame presentation:style-name="Mpr7" draw:text-style-name="MP4" draw:layer="backgroundobjects" svg:width="6.52cm" svg:height="0.674cm" svg:x="20.08cm" svg:y="14.55cm" presentation:class="page-number">
        <draw:text-box>
          <text:p text:style-name="MP3"><text:span text:style-name="MT1"><text:page-number>&lt;number&gt;</text:page-number></text:span></text:p>
        </draw:text-box>
      </draw:frame>
      <presentation:notes style:page-layout-name="PM0">
        <draw:page-thumbnail presentation:style-name="Contents-title" draw:layer="backgroundobjects" svg:width="17cm" svg:height="9.56cm" svg:x="2cm" svg:y="2.5cm" presentation:class="page"/>
        <draw:frame presentation:style-name="Contents-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4">
        <draw:polygon draw:style-name="Mgr16"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16"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16"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16"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16" draw:layer="backgroundobjects" svg:x1="4.86cm" svg:y1="8.49cm" svg:x2="4.86cm" svg:y2="9.059cm">
          <text:p/>
        </draw:line>
        <draw:line draw:style-name="Mgr16" draw:layer="backgroundobjects" svg:x1="7.226cm" svg:y1="9.314cm" svg:x2="6.823cm" svg:y2="9.716cm">
          <text:p/>
        </draw:line>
        <draw:line draw:style-name="Mgr16" draw:layer="backgroundobjects" svg:x1="7.849cm" svg:y1="11.515cm" svg:x2="7.28cm" svg:y2="11.515cm">
          <text:p/>
        </draw:line>
        <draw:line draw:style-name="Mgr16" draw:layer="backgroundobjects" svg:x1="2.495cm" svg:y1="9.314cm" svg:x2="2.898cm" svg:y2="9.716cm">
          <text:p/>
        </draw:line>
        <draw:line draw:style-name="Mgr16" draw:layer="backgroundobjects" svg:x1="1.872cm" svg:y1="11.515cm" svg:x2="2.441cm" svg:y2="11.515cm">
          <text:p/>
        </draw:line>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5cm" svg:height="0.501cm" svg:x="17.678cm" svg:y="2.579cm" svg:viewBox="0 0 466 502" draw:points="0,230 404,502 466,0">
          <text:p/>
        </draw:polygon>
        <draw:line draw:style-name="Mgr17" draw:layer="backgroundobjects" svg:x1="10.118cm" svg:y1="4.838cm" svg:x2="9.528cm" svg:y2="5.099cm">
          <text:p/>
        </draw:line>
        <draw:line draw:style-name="Mgr17" draw:layer="backgroundobjects" svg:x1="9.693cm" svg:y1="4.673cm" svg:x2="9.954cm" svg:y2="5.263cm">
          <text:p/>
        </draw:line>
        <draw:polygon draw:style-name="Mgr16" draw:layer="backgroundobjects" svg:width="0.53cm" svg:height="0.53cm" svg:x="24.782cm" svg:y="9.401cm" svg:viewBox="0 0 531 531" draw:points="531,266 530,284 529,301 526,318 523,335 518,351 512,367 505,383 496,399 487,414 476,429 466,442 454,454 442,466 428,476 414,487 399,496 382,505 366,512 350,518 334,523 317,526 300,529 283,530 265,531 247,530 230,529 213,526 197,523 180,518 165,512 149,505 132,496 117,487 103,476 89,466 77,454 65,442 55,429 44,414 35,399 26,383 19,367 13,351 8,335 5,318 2,301 0,284 0,266 0,247 2,230 5,213 8,196 13,180 19,164 26,149 35,133 44,118 55,104 65,90 77,78 89,66 103,56 117,45 132,36 149,27 165,20 181,14 197,9 213,5 230,2 247,1 265,0 283,1 301,2 318,5 334,9 350,14 366,20 382,27 399,36 414,45 428,56 442,66 454,78 466,90 476,104 487,118 496,133 505,149 512,164 518,180 523,196 526,213 529,230 530,247">
          <text:p/>
        </draw:polygon>
        <draw:polygon draw:style-name="Mgr16" draw:layer="backgroundobjects" svg:width="0.465cm" svg:height="0.502cm" svg:x="2.862cm" svg:y="1.396cm" svg:viewBox="0 0 466 503" draw:points="0,230 404,503 466,0">
          <text:p/>
        </draw:polygon>
        <draw:polygon draw:style-name="Mgr16" draw:layer="backgroundobjects" svg:width="0.465cm" svg:height="0.502cm" svg:x="11.151cm" svg:y="10.593cm" svg:viewBox="0 0 466 503" draw:points="0,230 404,503 466,0">
          <text:p/>
        </draw:polygon>
        <draw:line draw:style-name="Mgr17" draw:layer="backgroundobjects" svg:x1="17.607cm" svg:y1="14.033cm" svg:x2="17.017cm" svg:y2="14.294cm">
          <text:p/>
        </draw:line>
        <draw:line draw:style-name="Mgr17" draw:layer="backgroundobjects" svg:x1="17.182cm" svg:y1="13.869cm" svg:x2="17.442cm" svg:y2="14.459cm">
          <text:p/>
        </draw:line>
      </draw:g>
      <draw:frame presentation:style-name="Title-title" draw:layer="backgroundobjects" svg:width="25.2cm" svg:height="2.629cm" svg:x="1.4cm" svg:y="0.628cm" presentation:class="title" presentation:placeholder="true">
        <draw:text-box/>
      </draw:frame>
      <draw:frame presentation:style-name="Title-outline1" draw:layer="backgroundobjects" svg:width="25.2cm" svg:height="9.9cm" svg:x="1.4cm" svg:y="3.685cm" presentation:class="outline" presentation:placeholder="true">
        <draw:text-box/>
      </draw:frame>
      <draw:frame presentation:style-name="Mpr10" draw:text-style-name="MP2" draw:layer="backgroundobjects" svg:width="6.52cm" svg:height="0.674cm" svg:x="1.4cm" svg:y="14.55cm" presentation:class="date-time">
        <draw:text-box>
          <text:p text:style-name="MP1"><text:span text:style-name="MT1"><presentation:date-time/></text:span></text:p>
        </draw:text-box>
      </draw:frame>
      <draw:frame presentation:style-name="Mpr10" draw:text-style-name="MP9" draw:layer="backgroundobjects" svg:width="9cm" svg:height="0.674cm" svg:x="9.5cm" svg:y="14.55cm" presentation:class="footer">
        <draw:text-box>
          <text:p text:style-name="MP8"><text:span text:style-name="MT1"><presentation:footer/></text:span></text:p>
        </draw:text-box>
      </draw:frame>
      <draw:frame presentation:style-name="Mpr10" draw:text-style-name="MP4" draw:layer="backgroundobjects" svg:width="6.52cm" svg:height="0.674cm" svg:x="20.08cm" svg:y="14.55cm" presentation:class="page-number">
        <draw:text-box>
          <text:p text:style-name="MP3"><text:span text:style-name="MT1"><text:page-number>&lt;number&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rticl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polygon draw:style-name="Mgr13" draw:text-style-name="MP10" draw:layer="backgroundobjects" svg:width="23.6cm" svg:height="10cm" svg:x="2.2cm" svg:y="4.2cm" svg:viewBox="0 0 23601 10001" draw:points="0,0 23601,0 23601,10001 0,10001">
        <text:p/>
      </draw:polygon>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Article1-title" draw:layer="backgroundobjects" svg:width="25.2cm" svg:height="2.7cm" svg:x="1.4cm" svg:y="1.5cm" presentation:class="title" presentation:placeholder="true">
        <draw:text-box/>
      </draw:frame>
      <draw:frame presentation:style-name="Article1-outline1" draw:layer="backgroundobjects" svg:width="23.6cm" svg:height="10cm" svg:x="2.2cm" svg:y="4.2cm" presentation:class="outline" presentation:placeholder="true">
        <draw:text-box/>
      </draw:frame>
      <draw:frame presentation:style-name="Mpr13" draw:text-style-name="MP2" draw:layer="backgroundobjects" svg:width="6.52cm" svg:height="0.674cm" svg:x="1.4cm" svg:y="14.8cm" presentation:class="date-time">
        <draw:text-box>
          <text:p text:style-name="MP1"><text:span text:style-name="MT1"><presentation:date-time/></text:span></text:p>
        </draw:text-box>
      </draw:frame>
      <draw:frame presentation:style-name="Mpr13" draw:text-style-name="MP9" draw:layer="backgroundobjects" svg:width="9cm" svg:height="0.674cm" svg:x="9.5cm" svg:y="14.8cm" presentation:class="footer">
        <draw:text-box>
          <text:p text:style-name="MP8"><text:span text:style-name="MT1"><presentation:footer/></text:span></text:p>
        </draw:text-box>
      </draw:frame>
      <draw:frame presentation:style-name="Mpr13"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Article1-title" draw:layer="backgroundobjects" svg:width="17cm" svg:height="9.56cm" svg:x="2cm" svg:y="2.5cm" presentation:class="page"/>
        <draw:frame presentation:style-name="Article1-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rticl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g draw:style-name="Mgr4">
        <draw:polygon draw:style-name="Mgr14"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14"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14"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14"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2" draw:text-style-name="MP5" draw:layer="backgroundobjects" svg:x1="24.155cm" svg:y1="8.439cm" svg:x2="24.155cm" svg:y2="9.084cm">
          <text:p/>
        </draw:line>
        <draw:line draw:style-name="Mgr12" draw:text-style-name="MP5" draw:layer="backgroundobjects" svg:x1="26.84cm" svg:y1="9.373cm" svg:x2="26.384cm" svg:y2="9.829cm">
          <text:p/>
        </draw:line>
        <draw:line draw:style-name="Mgr12" draw:text-style-name="MP5" draw:layer="backgroundobjects" svg:x1="27.548cm" svg:y1="11.87cm" svg:x2="26.902cm" svg:y2="11.87cm">
          <text:p/>
        </draw:line>
        <draw:line draw:style-name="Mgr12" draw:text-style-name="MP5" draw:layer="backgroundobjects" svg:x1="21.469cm" svg:y1="9.373cm" svg:x2="21.926cm" svg:y2="9.829cm">
          <text:p/>
        </draw:line>
        <draw:line draw:style-name="Mgr12" draw:text-style-name="MP5" draw:layer="backgroundobjects" svg:x1="20.762cm" svg:y1="11.87cm" svg:x2="21.408cm" svg:y2="11.87cm">
          <text:p/>
        </draw:line>
      </draw:g>
      <draw:g draw:style-name="Mgr4">
        <draw:line draw:style-name="Mgr14" draw:layer="backgroundobjects" svg:x1="13.008cm" svg:y1="1.605cm" svg:x2="12.462cm" svg:y2="1.945cm">
          <text:p/>
        </draw:line>
        <draw:line draw:style-name="Mgr14" draw:layer="backgroundobjects" svg:x1="12.565cm" svg:y1="1.503cm" svg:x2="12.905cm" svg:y2="2.048cm">
          <text:p/>
        </draw:line>
        <draw:polygon draw:style-name="Mgr12" draw:text-style-name="MP5"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12" draw:text-style-name="MP5" draw:layer="backgroundobjects" svg:width="0.464cm" svg:height="0.5cm" svg:x="17.727cm" svg:y="5.854cm" svg:viewBox="0 0 465 501" draw:points="0,229 403,501 465,0">
          <text:p/>
        </draw:polygon>
        <draw:line draw:style-name="Mgr12" draw:text-style-name="MP5" draw:layer="backgroundobjects" svg:x1="25.631cm" svg:y1="3.152cm" svg:x2="25.792cm" svg:y2="3.66cm">
          <text:p/>
        </draw:line>
        <draw:line draw:style-name="Mgr12" draw:text-style-name="MP5" draw:layer="backgroundobjects" svg:x1="25.457cm" svg:y1="3.487cm" svg:x2="25.965cm" svg:y2="3.325cm">
          <text:p/>
        </draw:line>
        <draw:polygon draw:style-name="Mgr12" draw:text-style-name="MP5" draw:layer="backgroundobjects" svg:width="0.464cm" svg:height="0.5cm" svg:x="1.562cm" svg:y="13.58cm" svg:viewBox="0 0 465 501" draw:points="0,230 403,501 465,0">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Article2-title" draw:layer="backgroundobjects" svg:width="25.2cm" svg:height="2.629cm" svg:x="1.4cm" svg:y="1.6cm" presentation:class="title" presentation:placeholder="true">
        <draw:text-box/>
      </draw:frame>
      <draw:frame presentation:style-name="Article2-outline1" draw:layer="backgroundobjects" svg:width="25.2cm" svg:height="9.9cm" svg:x="1.4cm" svg:y="4.6cm" presentation:class="outline" presentation:placeholder="true">
        <draw:text-box/>
      </draw:frame>
      <draw:frame presentation:style-name="Mpr16" draw:text-style-name="MP2" draw:layer="backgroundobjects" svg:width="6.52cm" svg:height="0.674cm" svg:x="1.4cm" svg:y="14.8cm" presentation:class="date-time">
        <draw:text-box>
          <text:p text:style-name="MP1"><text:span text:style-name="MT1"><presentation:date-time/></text:span></text:p>
        </draw:text-box>
      </draw:frame>
      <draw:frame presentation:style-name="Mpr16" draw:text-style-name="MP9" draw:layer="backgroundobjects" svg:width="9cm" svg:height="0.674cm" svg:x="9.5cm" svg:y="14.8cm" presentation:class="footer">
        <draw:text-box>
          <text:p text:style-name="MP8"><text:span text:style-name="MT1"><presentation:footer/></text:span></text:p>
        </draw:text-box>
      </draw:frame>
      <draw:frame presentation:style-name="Mpr16"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Article2-title" draw:layer="backgroundobjects" svg:width="17cm" svg:height="9.56cm" svg:x="2cm" svg:y="2.5cm" presentation:class="page"/>
        <draw:frame presentation:style-name="Article2-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fographic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g draw:style-name="Mgr4">
        <draw:line draw:style-name="Mgr12" draw:text-style-name="MP5" draw:layer="backgroundobjects" svg:x1="3.817cm" svg:y1="13.758cm" svg:x2="3.361cm" svg:y2="14.214cm">
          <text:p/>
        </draw:line>
        <draw:line draw:style-name="Mgr12" draw:text-style-name="MP5" draw:layer="backgroundobjects" svg:x1="3.361cm" svg:y1="13.758cm" svg:x2="3.817cm" svg:y2="14.214cm">
          <text:p/>
        </draw:line>
        <draw:polygon draw:style-name="Mgr12" draw:text-style-name="MP5" draw:layer="backgroundobjects" svg:width="0.465cm" svg:height="0.502cm" svg:x="15.765cm" svg:y="3.523cm" svg:viewBox="0 0 466 503" draw:points="0,230 404,503 466,0">
          <text:p/>
        </draw:polygon>
        <draw:polygon draw:style-name="Mgr12" draw:text-style-name="MP5"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2" draw:text-style-name="MP5" draw:layer="backgroundobjects" svg:x1="26.184cm" svg:y1="0.811cm" svg:x2="25.728cm" svg:y2="1.267cm">
          <text:p/>
        </draw:line>
        <draw:line draw:style-name="Mgr12" draw:text-style-name="MP5" draw:layer="backgroundobjects" svg:x1="25.728cm" svg:y1="0.811cm" svg:x2="26.184cm" svg:y2="1.267cm">
          <text:p/>
        </draw:line>
        <draw:polygon draw:style-name="Mgr12" draw:text-style-name="MP5"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Infographic1-title" draw:layer="backgroundobjects" svg:width="25.2cm" svg:height="2.629cm" svg:x="1.4cm" svg:y="1.6cm" presentation:class="title" presentation:placeholder="true">
        <draw:text-box/>
      </draw:frame>
      <draw:frame presentation:style-name="Infographic1-outline1" draw:layer="backgroundobjects" svg:width="25.2cm" svg:height="9.9cm" svg:x="1.4cm" svg:y="4.6cm" presentation:class="outline" presentation:placeholder="true">
        <draw:text-box/>
      </draw:frame>
      <draw:frame presentation:style-name="Mpr19" draw:text-style-name="MP2" draw:layer="backgroundobjects" svg:width="6.52cm" svg:height="0.674cm" svg:x="1.4cm" svg:y="14.8cm" presentation:class="date-time">
        <draw:text-box>
          <text:p text:style-name="MP1"><text:span text:style-name="MT1"><presentation:date-time/></text:span></text:p>
        </draw:text-box>
      </draw:frame>
      <draw:frame presentation:style-name="Mpr19" draw:text-style-name="MP9" draw:layer="backgroundobjects" svg:width="9cm" svg:height="0.674cm" svg:x="9.5cm" svg:y="14.8cm" presentation:class="footer">
        <draw:text-box>
          <text:p text:style-name="MP8"><text:span text:style-name="MT1"><presentation:footer/></text:span></text:p>
        </draw:text-box>
      </draw:frame>
      <draw:frame presentation:style-name="Mpr19"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Infographic1-title" draw:layer="backgroundobjects" svg:width="17cm" svg:height="9.56cm" svg:x="2cm" svg:y="2.5cm" presentation:class="page"/>
        <draw:frame presentation:style-name="Infographic1-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fographic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6"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17" draw:layer="backgroundobjects" svg:x1="11.521cm" svg:y1="0.322cm" svg:x2="11.28cm" svg:y2="0.92cm">
          <text:p/>
        </draw:line>
        <draw:line draw:style-name="Mgr17" draw:layer="backgroundobjects" svg:x1="11.101cm" svg:y1="0.501cm" svg:x2="11.699cm" svg:y2="0.742cm">
          <text:p/>
        </draw:line>
        <draw:polygon draw:style-name="Mgr16" draw:layer="backgroundobjects" svg:width="0.466cm" svg:height="0.502cm" svg:x="22.438cm" svg:y="14.574cm" svg:viewBox="0 0 467 503" draw:points="0,230 404,503 467,0">
          <text:p/>
        </draw:polygon>
        <draw:polygon draw:style-name="Mgr16" draw:layer="backgroundobjects" svg:width="0.466cm" svg:height="0.501cm" svg:x="1.841cm" svg:y="2.955cm" svg:viewBox="0 0 467 502" draw:points="0,230 404,502 467,0">
          <text:p/>
        </draw:polygon>
        <draw:polygon draw:style-name="Mgr16" draw:layer="backgroundobjects" svg:width="0.5cm" svg:height="0.472cm" svg:x="26.3cm" svg:y="0.824cm" svg:viewBox="0 0 501 473" draw:points="217,473 501,76 0,0">
          <text:p/>
        </draw:polygon>
        <draw:line draw:style-name="Mgr17" draw:layer="backgroundobjects" svg:x1="1.511cm" svg:y1="14.253cm" svg:x2="1.27cm" svg:y2="14.851cm">
          <text:p/>
        </draw:line>
        <draw:line draw:style-name="Mgr17" draw:layer="backgroundobjects" svg:x1="1.092cm" svg:y1="14.431cm" svg:x2="1.69cm" svg:y2="14.673cm">
          <text:p/>
        </draw:line>
        <draw:polygon draw:style-name="Mgr16"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Infographic2-title" draw:layer="backgroundobjects" svg:width="25.2cm" svg:height="1.54cm" svg:x="1.4cm" svg:y="1.53cm" presentation:class="title" presentation:placeholder="true">
        <draw:text-box/>
      </draw:frame>
      <draw:frame presentation:style-name="Infographic2-outline1" draw:layer="backgroundobjects" svg:width="25.2cm" svg:height="9.9cm" svg:x="1.4cm" svg:y="3.685cm" presentation:class="outline" presentation:placeholder="true">
        <draw:text-box/>
      </draw:frame>
      <draw:frame presentation:style-name="Mpr22" draw:text-style-name="MP2" draw:layer="backgroundobjects" svg:width="6.52cm" svg:height="0.674cm" svg:x="1.4cm" svg:y="14.8cm" presentation:class="date-time">
        <draw:text-box>
          <text:p text:style-name="MP1"><text:span text:style-name="MT1"><presentation:date-time/></text:span></text:p>
        </draw:text-box>
      </draw:frame>
      <draw:frame presentation:style-name="Mpr22" draw:text-style-name="MP9" draw:layer="backgroundobjects" svg:width="9cm" svg:height="0.674cm" svg:x="9.5cm" svg:y="14.8cm" presentation:class="footer">
        <draw:text-box>
          <text:p text:style-name="MP8"><text:span text:style-name="MT1"><presentation:footer/></text:span></text:p>
        </draw:text-box>
      </draw:frame>
      <draw:frame presentation:style-name="Mpr22"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Infographic2-title" draw:layer="backgroundobjects" svg:width="17cm" svg:height="9.56cm" svg:x="2cm" svg:y="2.5cm" presentation:class="page"/>
        <draw:frame presentation:style-name="Infographic2-notes" draw:layer="backgroundobjects" svg:width="17cm" svg:height="14cm" svg:x="2cm" svg:y="13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nd"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3">
        <draw:g draw:style-name="Mgr4">
          <draw:polygon draw:style-name="Mgr1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1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1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1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17" draw:layer="backgroundobjects" svg:x1="7.203cm" svg:y1="3.08cm" svg:x2="7.203cm" svg:y2="3.752cm">
            <text:p/>
          </draw:line>
          <draw:line draw:style-name="Mgr17" draw:layer="backgroundobjects" svg:x1="9.997cm" svg:y1="4.052cm" svg:x2="9.521cm" svg:y2="4.527cm">
            <text:p/>
          </draw:line>
          <draw:line draw:style-name="Mgr17" draw:layer="backgroundobjects" svg:x1="10.732cm" svg:y1="6.652cm" svg:x2="10.061cm" svg:y2="6.652cm">
            <text:p/>
          </draw:line>
          <draw:line draw:style-name="Mgr17" draw:layer="backgroundobjects" svg:x1="4.409cm" svg:y1="4.052cm" svg:x2="4.884cm" svg:y2="4.527cm">
            <text:p/>
          </draw:line>
          <draw:line draw:style-name="Mgr17" draw:layer="backgroundobjects" svg:x1="3.673cm" svg:y1="6.652cm" svg:x2="4.345cm" svg:y2="6.652cm">
            <text:p/>
          </draw:line>
        </draw:g>
        <draw:g draw:style-name="Mgr4">
          <draw:polygon draw:style-name="Mgr19"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19"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19"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19"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19" draw:layer="backgroundobjects" svg:x1="7.131cm" svg:y1="3.001cm" svg:x2="7.131cm" svg:y2="3.673cm">
            <text:p/>
          </draw:line>
          <draw:line draw:style-name="Mgr19" draw:layer="backgroundobjects" svg:x1="9.925cm" svg:y1="3.973cm" svg:x2="9.45cm" svg:y2="4.449cm">
            <text:p/>
          </draw:line>
          <draw:line draw:style-name="Mgr19" draw:layer="backgroundobjects" svg:x1="10.661cm" svg:y1="6.573cm" svg:x2="9.989cm" svg:y2="6.573cm">
            <text:p/>
          </draw:line>
          <draw:line draw:style-name="Mgr19" draw:layer="backgroundobjects" svg:x1="4.337cm" svg:y1="3.973cm" svg:x2="4.812cm" svg:y2="4.449cm">
            <text:p/>
          </draw:line>
          <draw:line draw:style-name="Mgr19" draw:layer="backgroundobjects" svg:x1="3.601cm" svg:y1="6.573cm" svg:x2="4.273cm" svg:y2="6.573cm">
            <text:p/>
          </draw:line>
        </draw:g>
        <draw:line draw:style-name="Mgr7" draw:text-style-name="MP6" draw:layer="backgroundobjects" svg:x1="8.871cm" svg:y1="8.899cm" svg:x2="8.553cm" svg:y2="9.216cm">
          <text:p/>
        </draw:line>
        <draw:line draw:style-name="Mgr7" draw:text-style-name="MP6" draw:layer="backgroundobjects" svg:x1="8.553cm" svg:y1="8.899cm" svg:x2="8.871cm" svg:y2="9.216cm">
          <text:p/>
        </draw:line>
        <draw:line draw:style-name="Mgr7" draw:text-style-name="MP6" draw:layer="backgroundobjects" svg:x1="5.823cm" svg:y1="4.4cm" svg:x2="5.505cm" svg:y2="4.717cm">
          <text:p/>
        </draw:line>
        <draw:line draw:style-name="Mgr7" draw:text-style-name="MP6" draw:layer="backgroundobjects" svg:x1="5.505cm" svg:y1="4.4cm" svg:x2="5.823cm" svg:y2="4.717cm">
          <text:p/>
        </draw:line>
        <draw:polygon draw:style-name="Mgr7" draw:text-style-name="MP6" draw:layer="backgroundobjects" svg:width="0.464cm" svg:height="0.517cm" svg:x="4.995cm" svg:y="9.608cm" svg:viewBox="0 0 465 518" draw:points="0,518 465,353 93,0">
          <text:p/>
        </draw:polygon>
        <draw:polygon draw:style-name="Mgr7" draw:text-style-name="MP6" draw:layer="backgroundobjects" svg:width="0.469cm" svg:height="0.509cm" svg:x="10.116cm" svg:y="7.421cm" svg:viewBox="0 0 470 510" draw:points="0,238 412,510 470,0">
          <text:p/>
        </draw:polygon>
        <draw:polygon draw:style-name="Mgr7" draw:text-style-name="MP6" draw:layer="backgroundobjects" svg:width="0.521cm" svg:height="0.459cm" svg:x="3.024cm" svg:y="4.569cm" svg:viewBox="0 0 522 460" draw:points="0,66 297,460 522,0">
          <text:p/>
        </draw:polygon>
        <draw:polygon draw:style-name="Mgr7" draw:text-style-name="MP6"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6cm" svg:height="0.502cm" svg:x="5.42cm" svg:y="12.193cm" svg:viewBox="0 0 467 503" draw:points="0,230 404,503 467,0">
          <text:p/>
        </draw:polygon>
        <draw:line draw:style-name="Mgr17" draw:layer="backgroundobjects" svg:x1="15.214cm" svg:y1="2.411cm" svg:x2="14.758cm" svg:y2="2.867cm">
          <text:p/>
        </draw:line>
        <draw:line draw:style-name="Mgr17" draw:layer="backgroundobjects" svg:x1="14.758cm" svg:y1="2.411cm" svg:x2="15.214cm" svg:y2="2.867cm">
          <text:p/>
        </draw:line>
        <draw:polygon draw:style-name="Mgr16"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draw:g>
      <draw:frame presentation:style-name="End-title" draw:layer="backgroundobjects" svg:width="14cm" svg:height="2cm" svg:x="12cm" svg:y="5cm" presentation:class="title" presentation:placeholder="true">
        <draw:text-box/>
      </draw:frame>
      <draw:frame presentation:style-name="End-outline1" draw:layer="backgroundobjects" svg:width="14cm" svg:height="5cm" svg:x="12cm" svg:y="8cm" presentation:class="outline" presentation:placeholder="true">
        <draw:text-box/>
      </draw:frame>
      <draw:frame presentation:style-name="Mpr25" draw:text-style-name="MP2" draw:layer="backgroundobjects" svg:width="6.52cm" svg:height="0.674cm" svg:x="1.4cm" svg:y="14.55cm" presentation:class="date-time">
        <draw:text-box>
          <text:p text:style-name="MP1"><text:span text:style-name="MT1"><presentation:date-time/></text:span></text:p>
        </draw:text-box>
      </draw:frame>
      <draw:frame presentation:style-name="Mpr25" draw:text-style-name="MP9" draw:layer="backgroundobjects" svg:width="9cm" svg:height="0.674cm" svg:x="9.5cm" svg:y="14.55cm" presentation:class="footer">
        <draw:text-box>
          <text:p text:style-name="MP8"><text:span text:style-name="MT1"><presentation:footer/></text:span></text:p>
        </draw:text-box>
      </draw:frame>
      <draw:frame presentation:style-name="Mpr25" draw:text-style-name="MP4" draw:layer="backgroundobjects" svg:width="6.52cm" svg:height="0.674cm" svg:x="20.08cm" svg:y="14.55cm" presentation:class="page-number">
        <draw:text-box>
          <text:p text:style-name="MP3"><text:span text:style-name="MT1"><text:page-number>&lt;number&gt;</text:page-number></text:span></text:p>
        </draw:text-box>
      </draw:frame>
      <presentation:notes style:page-layout-name="PM0">
        <draw:page-thumbnail presentation:style-name="End-title" draw:layer="backgroundobjects" svg:width="17cm" svg:height="9.56cm" svg:x="2cm" svg:y="2.5cm" presentation:class="page"/>
        <draw:frame presentation:style-name="End-notes" draw:layer="backgroundobjects" svg:width="17cm" svg:height="14cm" svg:x="2cm" svg:y="13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scription_5f_" style:display-name="Description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polygon draw:style-name="Mgr10" draw:text-style-name="MP10" draw:layer="backgroundobjects" svg:width="21cm" svg:height="4.5cm" svg:x="3.5cm" svg:y="4.5cm" svg:viewBox="0 0 21001 4501" draw:points="0,0 21001,0 21001,4501 0,4501">
          <text:p/>
        </draw:polygon>
        <draw:g draw:style-name="Mgr4">
          <draw:polygon draw:style-name="Mgr11" draw:layer="backgroundobjects" svg:width="0.989cm" svg:height="1.191cm" svg:x="4.176cm" svg:y="5.2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11" draw:layer="backgroundobjects" svg:width="0.464cm" svg:height="0.115cm" svg:x="4.438cm" svg:y="6.4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11" draw:layer="backgroundobjects" svg:width="0.374cm" svg:height="0.115cm" svg:x="4.483cm" svg:y="6.5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2cm" svg:x="4.446cm" svg:y="5.6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11" draw:layer="backgroundobjects" svg:x1="4.671cm" svg:y1="4.838cm" svg:x2="4.671cm" svg:y2="5.008cm">
            <text:p/>
          </draw:line>
          <draw:line draw:style-name="Mgr11" draw:layer="backgroundobjects" svg:x1="5.377cm" svg:y1="5.084cm" svg:x2="5.157cm" svg:y2="5.204cm">
            <text:p/>
          </draw:line>
          <draw:line draw:style-name="Mgr11" draw:layer="backgroundobjects" svg:x1="5.563cm" svg:y1="5.741cm" svg:x2="5.394cm" svg:y2="5.741cm">
            <text:p/>
          </draw:line>
          <draw:line draw:style-name="Mgr11" draw:layer="backgroundobjects" svg:x1="3.964cm" svg:y1="5.084cm" svg:x2="4.084cm" svg:y2="5.204cm">
            <text:p/>
          </draw:line>
          <draw:line draw:style-name="Mgr11" draw:layer="backgroundobjects" svg:x1="3.778cm" svg:y1="5.741cm" svg:x2="3.948cm" svg:y2="5.741cm">
            <text:p/>
          </draw:line>
        </draw:g>
      </draw:g>
      <draw:g draw:style-name="Mgr4">
        <draw:polygon draw:style-name="Mgr12" draw:text-style-name="MP5" draw:layer="backgroundobjects" svg:width="0.466cm" svg:height="0.502cm" svg:x="9.958cm" svg:y="15.045cm" svg:viewBox="0 0 467 503" draw:points="0,230 405,503 467,0">
          <text:p/>
        </draw:polygon>
        <draw:polygon draw:style-name="Mgr12" draw:text-style-name="MP5"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2" draw:text-style-name="MP5" draw:layer="backgroundobjects" svg:x1="8.862cm" svg:y1="3.429cm" svg:x2="8.314cm" svg:y2="3.771cm">
          <text:p/>
        </draw:line>
        <draw:line draw:style-name="Mgr12" draw:text-style-name="MP5" draw:layer="backgroundobjects" svg:x1="8.417cm" svg:y1="3.326cm" svg:x2="8.759cm" svg:y2="3.874cm">
          <text:p/>
        </draw:line>
        <draw:polygon draw:style-name="Mgr12" draw:text-style-name="MP5" draw:layer="backgroundobjects" svg:width="0.466cm" svg:height="0.502cm" svg:x="27.274cm" svg:y="4.203cm" svg:viewBox="0 0 467 503" draw:points="0,230 405,503 467,0">
          <text:p/>
        </draw:polygon>
        <draw:line draw:style-name="Mgr12" draw:text-style-name="MP5" draw:layer="backgroundobjects" svg:x1="26.982cm" svg:y1="12.721cm" svg:x2="26.783cm" svg:y2="13.335cm">
          <text:p/>
        </draw:line>
        <draw:line draw:style-name="Mgr12" draw:text-style-name="MP5" draw:layer="backgroundobjects" svg:x1="26.576cm" svg:y1="12.928cm" svg:x2="27.189cm" svg:y2="13.127cm">
          <text:p/>
        </draw:line>
        <draw:polygon draw:style-name="Mgr12" draw:text-style-name="MP5"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2" draw:text-style-name="MP5"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g>
      <draw:g draw:style-name="Mgr4">
        <draw:polygon draw:style-name="Mgr12" draw:text-style-name="MP5"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12" draw:text-style-name="MP5"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12" draw:text-style-name="MP5"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12" draw:text-style-name="MP5"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12" draw:text-style-name="MP5" draw:layer="backgroundobjects" svg:x1="14cm" svg:y1="9.879cm" svg:x2="14cm" svg:y2="10.397cm">
          <text:p/>
        </draw:line>
        <draw:line draw:style-name="Mgr12" draw:text-style-name="MP5" draw:layer="backgroundobjects" svg:x1="16.154cm" svg:y1="10.63cm" svg:x2="15.788cm" svg:y2="10.996cm">
          <text:p/>
        </draw:line>
        <draw:line draw:style-name="Mgr12" draw:text-style-name="MP5" draw:layer="backgroundobjects" svg:x1="16.722cm" svg:y1="12.636cm" svg:x2="16.204cm" svg:y2="12.636cm">
          <text:p/>
        </draw:line>
        <draw:line draw:style-name="Mgr12" draw:text-style-name="MP5" draw:layer="backgroundobjects" svg:x1="11.844cm" svg:y1="10.63cm" svg:x2="12.21cm" svg:y2="10.996cm">
          <text:p/>
        </draw:line>
        <draw:line draw:style-name="Mgr12" draw:text-style-name="MP5" draw:layer="backgroundobjects" svg:x1="11.276cm" svg:y1="12.636cm" svg:x2="11.794cm" svg:y2="12.636cm">
          <text:p/>
        </draw:line>
      </draw:g>
      <draw:frame presentation:style-name="Description_5f_-title" draw:layer="backgroundobjects" svg:width="25.2cm" svg:height="2.629cm" svg:x="1.4cm" svg:y="0.628cm" presentation:class="title" presentation:placeholder="true">
        <draw:text-box/>
      </draw:frame>
      <draw:frame presentation:style-name="Description_5f_-outline1" draw:layer="backgroundobjects" svg:width="18.5cm" svg:height="4.3cm" svg:x="6cm" svg:y="4.7cm" presentation:class="outline" presentation:placeholder="true">
        <draw:text-box/>
      </draw:frame>
      <draw:frame presentation:style-name="Mpr28" draw:text-style-name="MP2" draw:layer="backgroundobjects" svg:width="6.52cm" svg:height="0.674cm" svg:x="1.4cm" svg:y="14.8cm" presentation:class="date-time">
        <draw:text-box>
          <text:p text:style-name="MP1"><text:span text:style-name="MT1"><presentation:date-time/></text:span></text:p>
        </draw:text-box>
      </draw:frame>
      <draw:frame presentation:style-name="Mpr28" draw:text-style-name="MP9" draw:layer="backgroundobjects" svg:width="9cm" svg:height="0.674cm" svg:x="9.5cm" svg:y="14.8cm" presentation:class="footer">
        <draw:text-box>
          <text:p text:style-name="MP8"><text:span text:style-name="MT1"><presentation:footer/></text:span></text:p>
        </draw:text-box>
      </draw:frame>
      <draw:frame presentation:style-name="Mpr28"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Description_5f_-title" draw:layer="backgroundobjects" svg:width="17cm" svg:height="9.56cm" svg:x="2cm" svg:y="2.5cm" presentation:class="page"/>
        <draw:frame presentation:style-name="Description_5f_-notes" draw:layer="backgroundobjects" svg:width="17cm" svg:height="14cm" svg:x="2cm" svg:y="13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Yellow Idea</dc:title>
    <dc:description>
               Yellow Idea - LibreOffice Impress Template
                    by Dwi Alita @ealita.id

This template is made as an answer to Indonesian LibreOffice Community and
Gimpscape ID's call-to-arms to contribute to the 10th anniversary of
LibreOffice celebration.

Credits:

This work is licensed under the Creative Commons Attribution-ShareAlike 4.0
International License by Dwi Alita @ealita.id.
To view a copy of this license, visit https://creativecommons.org/licenses/by-sa/4.0/legalcode
or send a letter to Creative Commons, PO Box 1866, Mountain View, CA 94042, USA.

    </dc:description>
    <meta:generator>LibreOffice/25.8.2.2$Linux_X86_64 LibreOffice_project/580$Build-2</meta:generator>
    <meta:creation-date>2025-09-29T14:56:54.300494849</meta:creation-date>
    <meta:editing-duration>PT41M22S</meta:editing-duration>
    <meta:editing-cycles>29</meta:editing-cycles>
    <dc:date>2025-11-13T22:35:30.285545586</dc:date>
    <meta:document-statistic meta:object-count="484"/>
  </office:meta>
</office:document-meta>
</file>